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>
      <style:text-properties fo:color="#4a86e8" fo:font-weight="bold" style:font-weight-asian="bold" style:font-weight-complex="bold"/>
    </style:style>
    <style:style style:name="T1_2" style:family="text">
      <style:text-properties fo:color="#4a86e8" fo:font-weight="bold" style:font-weight-asian="bold" style:font-weight-complex="bold"/>
    </style:style>
    <style:style style:name="T1_3" style:family="text">
      <style:text-properties fo:color="#4a86e8" fo:font-weight="bold" style:font-weight-asian="bold" style:font-weight-complex="bold"/>
    </style:style>
    <style:style style:name="P2" style:family="paragraph" style:parent-style-name="Heading_20_6">
      <style:paragraph-properties fo:text-align="justify" fo:break-before="auto" fo:line-height="115%" style:writing-mode="lr-tb"/>
    </style:style>
    <style:style style:name="T2_1" style:family="text">
      <style:text-properties fo:font-style="normal" style:font-style-asian="normal" style:font-style-complex="normal" fo:color="#000000"/>
    </style:style>
    <style:style style:name="T2_2" style:family="text">
      <style:text-properties fo:font-style="normal" style:font-style-asian="normal" style:font-style-complex="normal" fo:color="#000000"/>
    </style:style>
    <style:style style:name="T2_3" style:family="text">
      <style:text-properties fo:font-style="normal" style:font-style-asian="normal" style:font-style-complex="normal" fo:color="#000000"/>
    </style:style>
    <style:style style:name="T2_4" style:family="text">
      <style:text-properties fo:font-style="normal" style:font-style-asian="normal" style:font-style-complex="normal" fo:color="#000000"/>
    </style:style>
    <style:style style:name="T2_5" style:family="text">
      <style:text-properties fo:font-style="normal" style:font-style-asian="normal" style:font-style-complex="normal" fo:color="#000000"/>
    </style:style>
    <style:style style:name="T2_6" style:family="text">
      <style:text-properties fo:font-style="normal" style:font-style-asian="normal" style:font-style-complex="normal" fo:color="#000000"/>
    </style:style>
    <style:style style:name="T2_7" style:family="text">
      <style:text-properties fo:font-style="normal" style:font-style-asian="normal" style:font-style-complex="normal" fo:color="#000000"/>
    </style:style>
    <style:style style:name="T2_8" style:family="text">
      <style:text-properties fo:font-style="normal" style:font-style-asian="normal" style:font-style-complex="normal" fo:color="#000000"/>
    </style:style>
    <style:style style:name="T2_9" style:family="text">
      <style:text-properties fo:font-style="normal" style:font-style-asian="normal" style:font-style-complex="normal" fo:color="#000000"/>
    </style:style>
    <style:style style:name="T2_10" style:family="text">
      <style:text-properties fo:font-style="normal" style:font-style-asian="normal" style:font-style-complex="normal" fo:color="#000000"/>
    </style:style>
    <style:style style:name="T2_11" style:family="text">
      <style:text-properties fo:font-style="normal" style:font-style-asian="normal" style:font-style-complex="normal" fo:color="#000000"/>
    </style:style>
    <style:style style:name="T2_12" style:family="text">
      <style:text-properties fo:font-style="normal" style:font-style-asian="normal" style:font-style-complex="normal" fo:color="#000000"/>
    </style:style>
    <style:style style:name="T2_13" style:family="text">
      <style:text-properties fo:font-style="normal" style:font-style-asian="normal" style:font-style-complex="normal" fo:color="#000000"/>
    </style:style>
    <style:style style:name="T2_14" style:family="text">
      <style:text-properties fo:font-style="normal" style:font-style-asian="normal" style:font-style-complex="normal" fo:color="#000000"/>
    </style:style>
    <style:style style:name="T2_15" style:family="text">
      <style:text-properties fo:font-style="normal" style:font-style-asian="normal" style:font-style-complex="normal" fo:color="#000000"/>
    </style:style>
    <style:style style:name="T2_16" style:family="text">
      <style:text-properties fo:font-style="normal" style:font-style-asian="normal" style:font-style-complex="normal" fo:color="#000000"/>
    </style:style>
    <style:style style:name="T2_17" style:family="text">
      <style:text-properties fo:font-style="normal" style:font-style-asian="normal" style:font-style-complex="normal" fo:color="#000000"/>
    </style:style>
    <style:style style:name="T2_18" style:family="text">
      <style:text-properties fo:font-style="normal" style:font-style-asian="normal" style:font-style-complex="normal" fo:color="#000000"/>
    </style:style>
    <style:style style:name="T2_19" style:family="text">
      <style:text-properties fo:font-style="normal" style:font-style-asian="normal" style:font-style-complex="normal" fo:color="#000000"/>
    </style:style>
    <style:style style:name="T2_20" style:family="text">
      <style:text-properties fo:font-style="normal" style:font-style-asian="normal" style:font-style-complex="normal" fo:color="#000000"/>
    </style:style>
    <style:style style:name="T2_21" style:family="text">
      <style:text-properties fo:font-style="normal" style:font-style-asian="normal" style:font-style-complex="normal" fo:color="#000000"/>
    </style:style>
    <style:style style:name="T2_22" style:family="text">
      <style:text-properties fo:font-style="normal" style:font-style-asian="normal" style:font-style-complex="normal" fo:color="#000000"/>
    </style:style>
    <style:style style:name="T2_23" style:family="text">
      <style:text-properties fo:font-style="normal" style:font-style-asian="normal" style:font-style-complex="normal" fo:color="#000000"/>
    </style:style>
    <style:style style:name="T2_24" style:family="text">
      <style:text-properties fo:font-style="normal" style:font-style-asian="normal" style:font-style-complex="normal" fo:color="#000000"/>
    </style:style>
    <style:style style:name="T2_25" style:family="text">
      <style:text-properties fo:font-style="normal" style:font-style-asian="normal" style:font-style-complex="normal" fo:color="#000000"/>
    </style:style>
    <style:style style:name="T2_26" style:family="text">
      <style:text-properties fo:font-style="normal" style:font-style-asian="normal" style:font-style-complex="normal" fo:color="#000000"/>
    </style:style>
    <style:style style:name="T2_27" style:family="text">
      <style:text-properties fo:font-style="normal" style:font-style-asian="normal" style:font-style-complex="normal" fo:color="#000000"/>
    </style:style>
    <style:style style:name="T2_28" style:family="text">
      <style:text-properties fo:font-style="normal" style:font-style-asian="normal" style:font-style-complex="normal" fo:color="#000000"/>
    </style:style>
    <style:style style:name="T2_29" style:family="text">
      <style:text-properties fo:font-style="normal" style:font-style-asian="normal" style:font-style-complex="normal" fo:color="#000000"/>
    </style:style>
    <style:style style:name="T2_30" style:family="text">
      <style:text-properties fo:font-style="normal" style:font-style-asian="normal" style:font-style-complex="normal" fo:color="#000000"/>
    </style:style>
    <style:style style:name="T2_31" style:family="text">
      <style:text-properties fo:font-style="normal" style:font-style-asian="normal" style:font-style-complex="normal" fo:color="#000000"/>
    </style:style>
    <style:style style:name="T2_32" style:family="text">
      <style:text-properties fo:font-style="normal" style:font-style-asian="normal" style:font-style-complex="normal" fo:color="#000000"/>
    </style:style>
    <style:style style:name="T2_33" style:family="text">
      <style:text-properties fo:font-style="normal" style:font-style-asian="normal" style:font-style-complex="normal" fo:color="#000000"/>
    </style:style>
    <style:style style:name="T2_34" style:family="text">
      <style:text-properties fo:font-style="normal" style:font-style-asian="normal" style:font-style-complex="normal" fo:color="#000000"/>
    </style:style>
    <style:style style:name="T2_35" style:family="text">
      <style:text-properties fo:font-style="normal" style:font-style-asian="normal" style:font-style-complex="normal" fo:color="#000000"/>
    </style:style>
    <style:style style:name="T2_36" style:family="text">
      <style:text-properties fo:font-style="normal" style:font-style-asian="normal" style:font-style-complex="normal" fo:color="#000000"/>
    </style:style>
    <style:style style:name="T2_37" style:family="text">
      <style:text-properties fo:font-style="normal" style:font-style-asian="normal" style:font-style-complex="normal" fo:color="#000000"/>
    </style:style>
    <style:style style:name="T2_38" style:family="text">
      <style:text-properties fo:font-style="normal" style:font-style-asian="normal" style:font-style-complex="normal" fo:color="#000000"/>
    </style:style>
    <style:style style:name="T2_39" style:family="text">
      <style:text-properties fo:font-style="normal" style:font-style-asian="normal" style:font-style-complex="normal" fo:color="#000000"/>
    </style:style>
    <style:style style:name="T2_40" style:family="text">
      <style:text-properties fo:font-style="normal" style:font-style-asian="normal" style:font-style-complex="normal" fo:color="#000000"/>
    </style:style>
    <style:style style:name="T2_41" style:family="text">
      <style:text-properties fo:font-style="normal" style:font-style-asian="normal" style:font-style-complex="normal" fo:color="#000000"/>
    </style:style>
    <style:style style:name="T2_42" style:family="text">
      <style:text-properties fo:font-style="normal" style:font-style-asian="normal" style:font-style-complex="normal" fo:color="#000000"/>
    </style:style>
    <style:style style:name="T2_43" style:family="text">
      <style:text-properties fo:font-style="normal" style:font-style-asian="normal" style:font-style-complex="normal" fo:color="#000000"/>
    </style:style>
    <style:style style:name="T2_44" style:family="text">
      <style:text-properties fo:font-style="normal" style:font-style-asian="normal" style:font-style-complex="normal" fo:color="#000000"/>
    </style:style>
    <style:style style:name="T2_45" style:family="text">
      <style:text-properties fo:font-style="normal" style:font-style-asian="normal" style:font-style-complex="normal" fo:color="#000000"/>
    </style:style>
    <style:style style:name="T2_46" style:family="text">
      <style:text-properties fo:font-style="normal" style:font-style-asian="normal" style:font-style-complex="normal" fo:color="#000000"/>
    </style:style>
    <style:style style:name="T2_47" style:family="text">
      <style:text-properties fo:font-style="normal" style:font-style-asian="normal" style:font-style-complex="normal" fo:color="#000000"/>
    </style:style>
    <style:style style:name="T2_48" style:family="text">
      <style:text-properties fo:font-style="normal" style:font-style-asian="normal" style:font-style-complex="normal" fo:color="#000000"/>
    </style:style>
    <style:style style:name="T2_49" style:family="text">
      <style:text-properties fo:font-style="normal" style:font-style-asian="normal" style:font-style-complex="normal" fo:color="#000000"/>
    </style:style>
    <style:style style:name="T2_50" style:family="text">
      <style:text-properties fo:font-style="normal" style:font-style-asian="normal" style:font-style-complex="normal" fo:color="#000000"/>
    </style:style>
    <style:style style:name="T2_51" style:family="text">
      <style:text-properties fo:font-style="normal" style:font-style-asian="normal" style:font-style-complex="normal" fo:color="#000000"/>
    </style:style>
    <style:style style:name="T2_52" style:family="text">
      <style:text-properties fo:font-style="normal" style:font-style-asian="normal" style:font-style-complex="normal" fo:color="#000000"/>
    </style:style>
    <style:style style:name="T2_53" style:family="text">
      <style:text-properties fo:font-style="normal" style:font-style-asian="normal" style:font-style-complex="normal" fo:color="#000000"/>
    </style:style>
    <style:style style:name="T2_54" style:family="text">
      <style:text-properties fo:font-style="normal" style:font-style-asian="normal" style:font-style-complex="normal" fo:color="#000000"/>
    </style:style>
    <style:style style:name="T2_55" style:family="text">
      <style:text-properties fo:font-style="normal" style:font-style-asian="normal" style:font-style-complex="normal" fo:color="#000000"/>
    </style:style>
    <style:style style:name="T2_56" style:family="text">
      <style:text-properties fo:font-style="normal" style:font-style-asian="normal" style:font-style-complex="normal" fo:color="#000000"/>
    </style:style>
    <style:style style:name="P3" style:family="paragraph" style:parent-style-name="Heading_20_6">
      <style:paragraph-properties fo:text-align="justify" fo:break-before="auto" fo:line-height="115%" style:writing-mode="lr-tb"/>
    </style:style>
    <style:style style:name="T3_1" style:family="text">
      <style:text-properties fo:font-style="normal" style:font-style-asian="normal" style:font-style-complex="normal" fo:color="#000000"/>
    </style:style>
    <style:style style:name="T3_2" style:family="text">
      <style:text-properties fo:font-style="normal" style:font-style-asian="normal" style:font-style-complex="normal" fo:color="#000000"/>
    </style:style>
    <style:style style:name="T3_3" style:family="text">
      <style:text-properties fo:font-style="normal" style:font-style-asian="normal" style:font-style-complex="normal" fo:color="#000000"/>
    </style:style>
    <style:style style:name="T3_4" style:family="text">
      <style:text-properties fo:font-style="normal" style:font-style-asian="normal" style:font-style-complex="normal" fo:color="#000000"/>
    </style:style>
    <style:style style:name="T3_5" style:family="text">
      <style:text-properties fo:font-style="normal" style:font-style-asian="normal" style:font-style-complex="normal" fo:color="#000000"/>
    </style:style>
    <style:style style:name="T3_6" style:family="text">
      <style:text-properties fo:font-style="normal" style:font-style-asian="normal" style:font-style-complex="normal" fo:color="#000000"/>
    </style:style>
    <style:style style:name="T3_7" style:family="text">
      <style:text-properties fo:font-style="normal" style:font-style-asian="normal" style:font-style-complex="normal" fo:color="#000000"/>
    </style:style>
    <style:style style:name="T3_8" style:family="text">
      <style:text-properties fo:font-style="normal" style:font-style-asian="normal" style:font-style-complex="normal" fo:color="#000000"/>
    </style:style>
    <style:style style:name="T3_9" style:family="text">
      <style:text-properties fo:font-style="normal" style:font-style-asian="normal" style:font-style-complex="normal" fo:color="#000000"/>
    </style:style>
    <style:style style:name="T3_10" style:family="text">
      <style:text-properties fo:font-style="normal" style:font-style-asian="normal" style:font-style-complex="normal" fo:color="#000000"/>
    </style:style>
    <style:style style:name="T3_11" style:family="text">
      <style:text-properties fo:font-style="normal" style:font-style-asian="normal" style:font-style-complex="normal" fo:color="#000000"/>
    </style:style>
    <style:style style:name="T3_12" style:family="text">
      <style:text-properties fo:font-style="normal" style:font-style-asian="normal" style:font-style-complex="normal" fo:color="#000000"/>
    </style:style>
    <style:style style:name="T3_13" style:family="text">
      <style:text-properties fo:font-style="normal" style:font-style-asian="normal" style:font-style-complex="normal" fo:color="#000000"/>
    </style:style>
    <style:style style:name="T3_14" style:family="text">
      <style:text-properties fo:font-style="normal" style:font-style-asian="normal" style:font-style-complex="normal" fo:color="#000000"/>
    </style:style>
    <style:style style:name="T3_15" style:family="text">
      <style:text-properties fo:font-style="normal" style:font-style-asian="normal" style:font-style-complex="normal" fo:color="#000000"/>
    </style:style>
    <style:style style:name="T3_16" style:family="text">
      <style:text-properties fo:font-style="normal" style:font-style-asian="normal" style:font-style-complex="normal" fo:color="#000000"/>
    </style:style>
    <style:style style:name="T3_17" style:family="text">
      <style:text-properties fo:font-style="normal" style:font-style-asian="normal" style:font-style-complex="normal" fo:color="#000000"/>
    </style:style>
    <style:style style:name="T3_18" style:family="text">
      <style:text-properties fo:font-style="normal" style:font-style-asian="normal" style:font-style-complex="normal" fo:color="#000000"/>
    </style:style>
    <style:style style:name="T3_19" style:family="text">
      <style:text-properties fo:font-style="normal" style:font-style-asian="normal" style:font-style-complex="normal" fo:color="#000000"/>
    </style:style>
    <style:style style:name="T3_20" style:family="text">
      <style:text-properties fo:font-style="normal" style:font-style-asian="normal" style:font-style-complex="normal" fo:color="#000000"/>
    </style:style>
    <style:style style:name="T3_21" style:family="text">
      <style:text-properties fo:font-style="normal" style:font-style-asian="normal" style:font-style-complex="normal" fo:color="#000000"/>
    </style:style>
    <style:style style:name="T3_22" style:family="text">
      <style:text-properties fo:font-style="normal" style:font-style-asian="normal" style:font-style-complex="normal" fo:color="#000000"/>
    </style:style>
    <style:style style:name="T3_23" style:family="text">
      <style:text-properties fo:font-style="normal" style:font-style-asian="normal" style:font-style-complex="normal" fo:color="#000000"/>
    </style:style>
    <style:style style:name="T3_24" style:family="text">
      <style:text-properties fo:font-style="normal" style:font-style-asian="normal" style:font-style-complex="normal" fo:color="#000000"/>
    </style:style>
    <style:style style:name="T3_25" style:family="text">
      <style:text-properties fo:font-style="normal" style:font-style-asian="normal" style:font-style-complex="normal" fo:color="#000000"/>
    </style:style>
    <style:style style:name="T3_26" style:family="text">
      <style:text-properties fo:font-style="normal" style:font-style-asian="normal" style:font-style-complex="normal" fo:color="#000000"/>
    </style:style>
    <style:style style:name="T3_27" style:family="text">
      <style:text-properties fo:font-style="normal" style:font-style-asian="normal" style:font-style-complex="normal" fo:color="#000000"/>
    </style:style>
    <style:style style:name="T3_28" style:family="text">
      <style:text-properties fo:font-style="normal" style:font-style-asian="normal" style:font-style-complex="normal" fo:color="#000000"/>
    </style:style>
    <style:style style:name="T3_29" style:family="text">
      <style:text-properties fo:font-style="normal" style:font-style-asian="normal" style:font-style-complex="normal" fo:color="#000000"/>
    </style:style>
    <style:style style:name="T3_30" style:family="text">
      <style:text-properties fo:font-style="normal" style:font-style-asian="normal" style:font-style-complex="normal" fo:color="#000000"/>
    </style:style>
    <style:style style:name="T3_31" style:family="text">
      <style:text-properties fo:font-style="normal" style:font-style-asian="normal" style:font-style-complex="normal" fo:color="#000000"/>
    </style:style>
    <style:style style:name="T3_32" style:family="text">
      <style:text-properties fo:font-style="normal" style:font-style-asian="normal" style:font-style-complex="normal" fo:color="#000000"/>
    </style:style>
    <style:style style:name="T3_33" style:family="text">
      <style:text-properties fo:font-style="normal" style:font-style-asian="normal" style:font-style-complex="normal" fo:color="#000000"/>
    </style:style>
    <style:style style:name="T3_34" style:family="text">
      <style:text-properties fo:font-style="normal" style:font-style-asian="normal" style:font-style-complex="normal" fo:color="#000000"/>
    </style:style>
    <style:style style:name="T3_35" style:family="text">
      <style:text-properties fo:font-style="normal" style:font-style-asian="normal" style:font-style-complex="normal" fo:color="#000000"/>
    </style:style>
    <style:style style:name="T3_36" style:family="text">
      <style:text-properties fo:font-style="normal" style:font-style-asian="normal" style:font-style-complex="normal" fo:color="#000000"/>
    </style:style>
    <style:style style:name="T3_37" style:family="text">
      <style:text-properties fo:font-style="normal" style:font-style-asian="normal" style:font-style-complex="normal" fo:color="#000000"/>
    </style:style>
    <style:style style:name="T3_38" style:family="text">
      <style:text-properties fo:font-style="normal" style:font-style-asian="normal" style:font-style-complex="normal" fo:color="#000000"/>
    </style:style>
    <style:style style:name="T3_39" style:family="text">
      <style:text-properties fo:font-style="normal" style:font-style-asian="normal" style:font-style-complex="normal" fo:color="#000000"/>
    </style:style>
    <style:style style:name="T3_40" style:family="text">
      <style:text-properties fo:font-style="normal" style:font-style-asian="normal" style:font-style-complex="normal" fo:color="#000000"/>
    </style:style>
    <style:style style:name="T3_41" style:family="text">
      <style:text-properties fo:font-style="normal" style:font-style-asian="normal" style:font-style-complex="normal" fo:color="#000000"/>
    </style:style>
    <style:style style:name="T3_42" style:family="text">
      <style:text-properties fo:font-style="normal" style:font-style-asian="normal" style:font-style-complex="normal" fo:color="#000000"/>
    </style:style>
    <style:style style:name="T3_43" style:family="text">
      <style:text-properties fo:font-style="normal" style:font-style-asian="normal" style:font-style-complex="normal" fo:color="#000000"/>
    </style:style>
    <style:style style:name="T3_44" style:family="text">
      <style:text-properties fo:font-style="normal" style:font-style-asian="normal" style:font-style-complex="normal" fo:color="#000000"/>
    </style:style>
    <style:style style:name="T3_45" style:family="text">
      <style:text-properties fo:font-style="normal" style:font-style-asian="normal" style:font-style-complex="normal" fo:color="#000000"/>
    </style:style>
    <style:style style:name="T3_46" style:family="text">
      <style:text-properties fo:font-style="normal" style:font-style-asian="normal" style:font-style-complex="normal" fo:color="#000000"/>
    </style:style>
    <style:style style:name="T3_47" style:family="text">
      <style:text-properties fo:font-style="normal" style:font-style-asian="normal" style:font-style-complex="normal" fo:color="#000000"/>
    </style:style>
    <style:style style:name="T3_48" style:family="text">
      <style:text-properties fo:font-style="normal" style:font-style-asian="normal" style:font-style-complex="normal" fo:color="#000000"/>
    </style:style>
    <style:style style:name="T3_49" style:family="text">
      <style:text-properties fo:font-style="normal" style:font-style-asian="normal" style:font-style-complex="normal" fo:color="#000000"/>
    </style:style>
    <style:style style:name="T3_50" style:family="text">
      <style:text-properties fo:font-style="normal" style:font-style-asian="normal" style:font-style-complex="normal" fo:color="#000000"/>
    </style:style>
    <style:style style:name="T3_51" style:family="text">
      <style:text-properties fo:font-style="normal" style:font-style-asian="normal" style:font-style-complex="normal" fo:color="#000000"/>
    </style:style>
    <style:style style:name="T3_52" style:family="text">
      <style:text-properties fo:font-style="normal" style:font-style-asian="normal" style:font-style-complex="normal" fo:color="#000000"/>
    </style:style>
    <style:style style:name="T3_53" style:family="text">
      <style:text-properties fo:font-style="normal" style:font-style-asian="normal" style:font-style-complex="normal" fo:color="#000000"/>
    </style:style>
    <style:style style:name="T3_54" style:family="text">
      <style:text-properties fo:font-style="normal" style:font-style-asian="normal" style:font-style-complex="normal" fo:color="#000000"/>
    </style:style>
    <style:style style:name="T3_55" style:family="text">
      <style:text-properties fo:font-style="normal" style:font-style-asian="normal" style:font-style-complex="normal" fo:color="#000000"/>
    </style:style>
    <style:style style:name="T3_56" style:family="text">
      <style:text-properties fo:font-style="normal" style:font-style-asian="normal" style:font-style-complex="normal" fo:color="#000000"/>
    </style:style>
    <style:style style:name="T3_57" style:family="text">
      <style:text-properties fo:font-style="normal" style:font-style-asian="normal" style:font-style-complex="normal" fo:color="#000000"/>
    </style:style>
    <style:style style:name="T3_58" style:family="text">
      <style:text-properties fo:font-style="normal" style:font-style-asian="normal" style:font-style-complex="normal" fo:color="#000000"/>
    </style:style>
    <style:style style:name="T3_59" style:family="text">
      <style:text-properties fo:font-style="normal" style:font-style-asian="normal" style:font-style-complex="normal" fo:color="#000000"/>
    </style:style>
    <style:style style:name="T3_60" style:family="text">
      <style:text-properties fo:font-style="normal" style:font-style-asian="normal" style:font-style-complex="normal" fo:color="#000000"/>
    </style:style>
    <style:style style:name="T3_61" style:family="text">
      <style:text-properties fo:font-style="normal" style:font-style-asian="normal" style:font-style-complex="normal" fo:color="#000000"/>
    </style:style>
    <style:style style:name="T3_62" style:family="text">
      <style:text-properties fo:font-style="normal" style:font-style-asian="normal" style:font-style-complex="normal" fo:color="#000000"/>
    </style:style>
    <style:style style:name="T3_63" style:family="text">
      <style:text-properties fo:font-style="normal" style:font-style-asian="normal" style:font-style-complex="normal" fo:color="#000000"/>
    </style:style>
    <style:style style:name="T3_64" style:family="text">
      <style:text-properties fo:font-style="normal" style:font-style-asian="normal" style:font-style-complex="normal" fo:color="#000000"/>
    </style:style>
    <style:style style:name="T3_65" style:family="text">
      <style:text-properties fo:font-style="normal" style:font-style-asian="normal" style:font-style-complex="normal" fo:color="#000000"/>
    </style:style>
    <style:style style:name="T3_66" style:family="text">
      <style:text-properties fo:font-style="normal" style:font-style-asian="normal" style:font-style-complex="normal" fo:color="#000000"/>
    </style:style>
    <style:style style:name="T3_67" style:family="text">
      <style:text-properties fo:font-style="normal" style:font-style-asian="normal" style:font-style-complex="normal" fo:color="#000000"/>
    </style:style>
    <style:style style:name="T3_68" style:family="text">
      <style:text-properties fo:font-style="normal" style:font-style-asian="normal" style:font-style-complex="normal" fo:color="#000000"/>
    </style:style>
    <style:style style:name="T3_69" style:family="text">
      <style:text-properties fo:font-style="normal" style:font-style-asian="normal" style:font-style-complex="normal" fo:color="#000000"/>
    </style:style>
    <style:style style:name="T3_70" style:family="text">
      <style:text-properties fo:font-style="normal" style:font-style-asian="normal" style:font-style-complex="normal" fo:color="#000000"/>
    </style:style>
    <style:style style:name="T3_71" style:family="text">
      <style:text-properties fo:font-style="normal" style:font-style-asian="normal" style:font-style-complex="normal" fo:color="#000000"/>
    </style:style>
    <style:style style:name="T3_72" style:family="text">
      <style:text-properties fo:font-style="normal" style:font-style-asian="normal" style:font-style-complex="normal" fo:color="#000000"/>
    </style:style>
    <style:style style:name="T3_73" style:family="text">
      <style:text-properties fo:font-style="normal" style:font-style-asian="normal" style:font-style-complex="normal" fo:color="#000000"/>
    </style:style>
    <style:style style:name="T3_74" style:family="text">
      <style:text-properties fo:font-style="normal" style:font-style-asian="normal" style:font-style-complex="normal" fo:color="#000000"/>
    </style:style>
    <style:style style:name="T3_75" style:family="text">
      <style:text-properties fo:font-style="normal" style:font-style-asian="normal" style:font-style-complex="normal" fo:color="#000000"/>
    </style:style>
    <style:style style:name="T3_76" style:family="text">
      <style:text-properties fo:font-style="normal" style:font-style-asian="normal" style:font-style-complex="normal" fo:color="#000000"/>
    </style:style>
    <style:style style:name="T3_77" style:family="text">
      <style:text-properties fo:font-style="normal" style:font-style-asian="normal" style:font-style-complex="normal" fo:color="#000000"/>
    </style:style>
    <style:style style:name="T3_78" style:family="text">
      <style:text-properties fo:font-style="normal" style:font-style-asian="normal" style:font-style-complex="normal" fo:color="#000000"/>
    </style:style>
    <style:style style:name="T3_79" style:family="text">
      <style:text-properties fo:font-style="normal" style:font-style-asian="normal" style:font-style-complex="normal" fo:color="#000000"/>
    </style:style>
    <style:style style:name="T3_80" style:family="text">
      <style:text-properties fo:font-style="normal" style:font-style-asian="normal" style:font-style-complex="normal" fo:color="#000000"/>
    </style:style>
    <style:style style:name="T3_81" style:family="text">
      <style:text-properties fo:font-style="normal" style:font-style-asian="normal" style:font-style-complex="normal" fo:color="#000000"/>
    </style:style>
    <style:style style:name="T3_82" style:family="text">
      <style:text-properties fo:font-style="normal" style:font-style-asian="normal" style:font-style-complex="normal" fo:color="#000000"/>
    </style:style>
    <style:style style:name="T3_83" style:family="text">
      <style:text-properties fo:font-style="normal" style:font-style-asian="normal" style:font-style-complex="normal" fo:color="#000000"/>
    </style:style>
    <style:style style:name="T3_84" style:family="text">
      <style:text-properties fo:font-style="normal" style:font-style-asian="normal" style:font-style-complex="normal" fo:color="#000000"/>
    </style:style>
    <style:style style:name="T3_85" style:family="text">
      <style:text-properties fo:font-style="normal" style:font-style-asian="normal" style:font-style-complex="normal" fo:color="#000000"/>
    </style:style>
    <style:style style:name="T3_86" style:family="text">
      <style:text-properties fo:font-style="normal" style:font-style-asian="normal" style:font-style-complex="normal" fo:color="#000000"/>
    </style:style>
    <style:style style:name="T3_87" style:family="text">
      <style:text-properties fo:font-style="normal" style:font-style-asian="normal" style:font-style-complex="normal" fo:color="#000000"/>
    </style:style>
    <style:style style:name="T3_88" style:family="text">
      <style:text-properties fo:font-style="normal" style:font-style-asian="normal" style:font-style-complex="normal" fo:color="#000000"/>
    </style:style>
    <style:style style:name="T3_89" style:family="text">
      <style:text-properties fo:font-style="normal" style:font-style-asian="normal" style:font-style-complex="normal" fo:color="#000000"/>
    </style:style>
    <style:style style:name="T3_90" style:family="text">
      <style:text-properties fo:font-style="normal" style:font-style-asian="normal" style:font-style-complex="normal" fo:color="#000000"/>
    </style:style>
    <style:style style:name="T3_91" style:family="text">
      <style:text-properties fo:font-style="normal" style:font-style-asian="normal" style:font-style-complex="normal" fo:color="#000000"/>
    </style:style>
    <style:style style:name="T3_92" style:family="text">
      <style:text-properties fo:font-style="normal" style:font-style-asian="normal" style:font-style-complex="normal" fo:color="#000000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ubtitle">
      <style:paragraph-properties fo:break-before="auto" fo:line-height="115%" style:writing-mode="lr-tb"/>
    </style:style>
    <style:style style:name="T9_1" style:family="text"/>
    <style:style style:name="T9_2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T11_11" style:family="text"/>
    <style:style style:name="T11_12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T12_13" style:family="text"/>
    <style:style style:name="T12_14" style:family="text">
      <style:text-properties fo:color="#1155cc" style:text-underline-style="solid" style:text-underline-color="font-color"/>
    </style:style>
    <style:style style:name="T12_15" style:family="text"/>
    <style:style style:name="T12_16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>
      <style:text-properties fo:color="#1155cc" style:text-underline-style="solid" style:text-underline-color="font-color"/>
    </style:style>
    <style:style style:name="T13_11" style:family="text"/>
    <style:style style:name="T13_12" style:family="text">
      <style:text-properties fo:color="#1155cc" style:text-underline-style="solid" style:text-underline-color="font-color"/>
    </style:style>
    <style:style style:name="T13_13" style:family="text"/>
    <style:style style:name="T13_14" style:family="text">
      <style:text-properties fo:color="#1155cc" style:text-underline-style="solid" style:text-underline-color="font-color"/>
    </style:style>
    <style:style style:name="T13_15" style:family="text"/>
    <style:style style:name="T13_16" style:family="text">
      <style:text-properties fo:color="#1155cc" style:text-underline-style="solid" style:text-underline-color="font-color"/>
    </style:style>
    <style:style style:name="T13_17" style:family="text"/>
    <style:style style:name="T13_18" style:family="text">
      <style:text-properties fo:color="#1155cc" style:text-underline-style="solid" style:text-underline-color="font-color"/>
    </style:style>
    <style:style style:name="T13_19" style:family="text"/>
    <style:style style:name="T13_20" style:family="text">
      <style:text-properties fo:color="#1155cc" style:text-underline-style="solid" style:text-underline-color="font-color"/>
    </style:style>
    <style:style style:name="T13_21" style:family="text"/>
    <style:style style:name="T13_22" style:family="text">
      <style:text-properties fo:color="#1155cc" style:text-underline-style="solid" style:text-underline-color="font-color"/>
    </style:style>
    <style:style style:name="T13_23" style:family="text"/>
    <style:style style:name="T13_24" style:family="text">
      <style:text-properties fo:color="#1155cc" style:text-underline-style="solid" style:text-underline-color="font-color"/>
    </style:style>
    <style:style style:name="T13_25" style:family="text"/>
    <style:style style:name="T13_26" style:family="text">
      <style:text-properties fo:color="#1155cc" style:text-underline-style="solid" style:text-underline-color="font-color"/>
    </style:style>
    <style:style style:name="T13_27" style:family="text"/>
    <style:style style:name="T13_28" style:family="text">
      <style:text-properties fo:color="#1155cc" style:text-underline-style="solid" style:text-underline-color="font-color"/>
    </style:style>
    <style:style style:name="T13_29" style:family="text"/>
    <style:style style:name="T13_30" style:family="text">
      <style:text-properties fo:color="#1155cc" style:text-underline-style="solid" style:text-underline-color="font-color"/>
    </style:style>
    <style:style style:name="T13_31" style:family="text"/>
    <style:style style:name="T13_32" style:family="text">
      <style:text-properties fo:color="#1155cc" style:text-underline-style="solid" style:text-underline-color="font-color"/>
    </style:style>
    <style:style style:name="T13_33" style:family="text"/>
    <style:style style:name="T13_34" style:family="text">
      <style:text-properties fo:color="#1155cc" style:text-underline-style="solid" style:text-underline-color="font-color"/>
    </style:style>
    <style:style style:name="T13_35" style:family="text"/>
    <style:style style:name="T13_36" style:family="text">
      <style:text-properties fo:color="#1155cc" style:text-underline-style="solid" style:text-underline-color="font-color"/>
    </style:style>
    <style:style style:name="T13_37" style:family="text"/>
    <style:style style:name="T13_38" style:family="text">
      <style:text-properties fo:color="#1155cc" style:text-underline-style="solid" style:text-underline-color="font-color"/>
    </style:style>
    <style:style style:name="T13_39" style:family="text"/>
    <style:style style:name="T13_40" style:family="text">
      <style:text-properties fo:color="#1155cc" style:text-underline-style="solid" style:text-underline-color="font-color"/>
    </style:style>
    <style:style style:name="T13_41" style:family="text"/>
    <style:style style:name="T13_42" style:family="text">
      <style:text-properties fo:color="#1155cc" style:text-underline-style="solid" style:text-underline-color="font-color"/>
    </style:style>
    <style:style style:name="T13_43" style:family="text"/>
    <style:style style:name="T13_44" style:family="text">
      <style:text-properties fo:color="#1155cc" style:text-underline-style="solid" style:text-underline-color="font-color"/>
    </style:style>
    <style:style style:name="T13_45" style:family="text"/>
    <style:style style:name="T13_46" style:family="text">
      <style:text-properties fo:color="#1155cc" style:text-underline-style="solid" style:text-underline-color="font-color"/>
    </style:style>
    <style:style style:name="T13_47" style:family="text"/>
    <style:style style:name="T13_48" style:family="text">
      <style:text-properties fo:color="#1155cc" style:text-underline-style="solid" style:text-underline-color="font-color"/>
    </style:style>
    <style:style style:name="T13_49" style:family="text"/>
    <style:style style:name="T13_50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T15_7" style:family="text"/>
    <style:style style:name="T15_8" style:family="text">
      <style:text-properties fo:color="#1155cc" style:text-underline-style="solid" style:text-underline-color="font-color"/>
    </style:style>
    <style:style style:name="T15_9" style:family="text"/>
    <style:style style:name="T15_10" style:family="text">
      <style:text-properties fo:color="#1155cc" style:text-underline-style="solid" style:text-underline-color="font-color"/>
    </style:style>
    <style:style style:name="T15_11" style:family="text"/>
    <style:style style:name="T15_12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T16_9" style:family="text"/>
    <style:style style:name="T16_10" style:family="text">
      <style:text-properties fo:color="#1155cc" style:text-underline-style="solid" style:text-underline-color="font-color"/>
    </style:style>
    <style:style style:name="T16_11" style:family="text"/>
    <style:style style:name="T16_12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T17_11" style:family="text"/>
    <style:style style:name="T17_12" style:family="text">
      <style:text-properties fo:color="#1155cc" style:text-underline-style="solid" style:text-underline-color="font-color"/>
    </style:style>
    <style:style style:name="T17_13" style:family="text"/>
    <style:style style:name="T17_14" style:family="text">
      <style:text-properties fo:color="#1155cc" style:text-underline-style="solid" style:text-underline-color="font-color"/>
    </style:style>
    <style:style style:name="T17_15" style:family="text"/>
    <style:style style:name="T17_16" style:family="text">
      <style:text-properties fo:color="#1155cc" style:text-underline-style="solid" style:text-underline-color="font-color"/>
    </style:style>
    <style:style style:name="T17_17" style:family="text"/>
    <style:style style:name="T17_18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T18_7" style:family="text"/>
    <style:style style:name="T18_8" style:family="text">
      <style:text-properties fo:color="#1155cc" style:text-underline-style="solid" style:text-underline-color="font-color"/>
    </style:style>
    <style:style style:name="T18_9" style:family="text"/>
    <style:style style:name="T18_10" style:family="text">
      <style:text-properties fo:color="#1155cc" style:text-underline-style="solid" style:text-underline-color="font-color"/>
    </style:style>
    <style:style style:name="T18_11" style:family="text"/>
    <style:style style:name="T18_12" style:family="text">
      <style:text-properties fo:color="#1155cc" style:text-underline-style="solid" style:text-underline-color="font-color"/>
    </style:style>
    <style:style style:name="T18_13" style:family="text"/>
    <style:style style:name="T18_14" style:family="text">
      <style:text-properties fo:color="#1155cc" style:text-underline-style="solid" style:text-underline-color="font-color"/>
    </style:style>
    <style:style style:name="T18_15" style:family="text"/>
    <style:style style:name="T18_16" style:family="text">
      <style:text-properties fo:color="#1155cc" style:text-underline-style="solid" style:text-underline-color="font-color"/>
    </style:style>
    <style:style style:name="T18_17" style:family="text"/>
    <style:style style:name="T18_18" style:family="text">
      <style:text-properties fo:color="#1155cc" style:text-underline-style="solid" style:text-underline-color="font-color"/>
    </style:style>
    <style:style style:name="T18_19" style:family="text"/>
    <style:style style:name="T18_20" style:family="text">
      <style:text-properties fo:color="#1155cc" style:text-underline-style="solid" style:text-underline-color="font-color"/>
    </style:style>
    <style:style style:name="T18_21" style:family="text"/>
    <style:style style:name="T18_22" style:family="text">
      <style:text-properties fo:color="#1155cc" style:text-underline-style="solid" style:text-underline-color="font-color"/>
    </style:style>
    <style:style style:name="T18_23" style:family="text"/>
    <style:style style:name="T18_24" style:family="text">
      <style:text-properties fo:color="#1155cc" style:text-underline-style="solid" style:text-underline-color="font-color"/>
    </style:style>
    <style:style style:name="T18_25" style:family="text"/>
    <style:style style:name="T18_26" style:family="text">
      <style:text-properties fo:color="#1155cc" style:text-underline-style="solid" style:text-underline-color="font-color"/>
    </style:style>
    <style:style style:name="T18_27" style:family="text"/>
    <style:style style:name="T18_28" style:family="text">
      <style:text-properties fo:color="#1155cc" style:text-underline-style="solid" style:text-underline-color="font-color"/>
    </style:style>
    <style:style style:name="T18_29" style:family="text"/>
    <style:style style:name="T18_30" style:family="text">
      <style:text-properties fo:color="#1155cc" style:text-underline-style="solid" style:text-underline-color="font-color"/>
    </style:style>
    <style:style style:name="T18_31" style:family="text"/>
    <style:style style:name="T18_32" style:family="text">
      <style:text-properties fo:color="#1155cc" style:text-underline-style="solid" style:text-underline-color="font-color"/>
    </style:style>
    <style:style style:name="T18_33" style:family="text"/>
    <style:style style:name="T18_34" style:family="text">
      <style:text-properties fo:color="#1155cc" style:text-underline-style="solid" style:text-underline-color="font-color"/>
    </style:style>
    <style:style style:name="T18_35" style:family="text"/>
    <style:style style:name="T18_36" style:family="text">
      <style:text-properties fo:color="#1155cc" style:text-underline-style="solid" style:text-underline-color="font-color"/>
    </style:style>
    <style:style style:name="T18_37" style:family="text"/>
    <style:style style:name="T18_38" style:family="text">
      <style:text-properties fo:color="#1155cc" style:text-underline-style="solid" style:text-underline-color="font-color"/>
    </style:style>
    <style:style style:name="T18_39" style:family="text"/>
    <style:style style:name="T18_40" style:family="text">
      <style:text-properties fo:color="#1155cc" style:text-underline-style="solid" style:text-underline-color="font-color"/>
    </style:style>
    <style:style style:name="T18_41" style:family="text"/>
    <style:style style:name="T18_42" style:family="text">
      <style:text-properties fo:color="#1155cc" style:text-underline-style="solid" style:text-underline-color="font-color"/>
    </style:style>
    <style:style style:name="T18_43" style:family="text"/>
    <style:style style:name="T18_44" style:family="text">
      <style:text-properties fo:color="#1155cc" style:text-underline-style="solid" style:text-underline-color="font-color"/>
    </style:style>
    <style:style style:name="T18_45" style:family="text"/>
    <style:style style:name="T18_46" style:family="text">
      <style:text-properties fo:color="#1155cc" style:text-underline-style="solid" style:text-underline-color="font-color"/>
    </style:style>
    <style:style style:name="T18_47" style:family="text"/>
    <style:style style:name="T18_48" style:family="text">
      <style:text-properties fo:color="#1155cc" style:text-underline-style="solid" style:text-underline-color="font-color"/>
    </style:style>
    <style:style style:name="T18_49" style:family="text"/>
    <style:style style:name="T18_50" style:family="text">
      <style:text-properties fo:color="#1155cc" style:text-underline-style="solid" style:text-underline-color="font-color"/>
    </style:style>
    <style:style style:name="T18_51" style:family="text"/>
    <style:style style:name="T18_52" style:family="text">
      <style:text-properties fo:color="#1155cc" style:text-underline-style="solid" style:text-underline-color="font-color"/>
    </style:style>
    <style:style style:name="T18_53" style:family="text"/>
    <style:style style:name="T18_54" style:family="text">
      <style:text-properties fo:color="#1155cc" style:text-underline-style="solid" style:text-underline-color="font-color"/>
    </style:style>
    <style:style style:name="T18_55" style:family="text"/>
    <style:style style:name="T18_56" style:family="text">
      <style:text-properties fo:color="#1155cc" style:text-underline-style="solid" style:text-underline-color="font-color"/>
    </style:style>
    <style:style style:name="T18_57" style:family="text"/>
    <style:style style:name="T18_58" style:family="text">
      <style:text-properties fo:color="#1155cc" style:text-underline-style="solid" style:text-underline-color="font-color"/>
    </style:style>
    <style:style style:name="T18_59" style:family="text"/>
    <style:style style:name="T18_60" style:family="text">
      <style:text-properties fo:color="#1155cc" style:text-underline-style="solid" style:text-underline-color="font-color"/>
    </style:style>
    <style:style style:name="T18_61" style:family="text"/>
    <style:style style:name="T18_62" style:family="text">
      <style:text-properties fo:color="#1155cc" style:text-underline-style="solid" style:text-underline-color="font-color"/>
    </style:style>
    <style:style style:name="T18_63" style:family="text"/>
    <style:style style:name="T18_64" style:family="text">
      <style:text-properties fo:color="#1155cc" style:text-underline-style="solid" style:text-underline-color="font-color"/>
    </style:style>
    <style:style style:name="T18_65" style:family="text"/>
    <style:style style:name="T18_66" style:family="text">
      <style:text-properties fo:color="#1155cc" style:text-underline-style="solid" style:text-underline-color="font-color"/>
    </style:style>
    <style:style style:name="T18_67" style:family="text"/>
    <style:style style:name="T18_68" style:family="text">
      <style:text-properties fo:color="#1155cc" style:text-underline-style="solid" style:text-underline-color="font-color"/>
    </style:style>
    <style:style style:name="T18_69" style:family="text"/>
    <style:style style:name="T18_70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T20_7" style:family="text"/>
    <style:style style:name="T20_8" style:family="text">
      <style:text-properties fo:color="#1155cc" style:text-underline-style="solid" style:text-underline-color="font-color"/>
    </style:style>
    <style:style style:name="T20_9" style:family="text"/>
    <style:style style:name="T20_10" style:family="text">
      <style:text-properties fo:color="#1155cc" style:text-underline-style="solid" style:text-underline-color="font-color"/>
    </style:style>
    <style:style style:name="T20_11" style:family="text"/>
    <style:style style:name="T20_12" style:family="text">
      <style:text-properties fo:color="#1155cc" style:text-underline-style="solid" style:text-underline-color="font-color"/>
    </style:style>
    <style:style style:name="T20_13" style:family="text"/>
    <style:style style:name="T20_14" style:family="text">
      <style:text-properties fo:color="#1155cc" style:text-underline-style="solid" style:text-underline-color="font-color"/>
    </style:style>
    <style:style style:name="T20_15" style:family="text"/>
    <style:style style:name="T20_16" style:family="text">
      <style:text-properties fo:color="#1155cc" style:text-underline-style="solid" style:text-underline-color="font-color"/>
    </style:style>
    <style:style style:name="T20_17" style:family="text"/>
    <style:style style:name="T20_18" style:family="text">
      <style:text-properties fo:color="#1155cc" style:text-underline-style="solid" style:text-underline-color="font-color"/>
    </style:style>
    <style:style style:name="T20_19" style:family="text"/>
    <style:style style:name="T20_20" style:family="text">
      <style:text-properties fo:color="#1155cc" style:text-underline-style="solid" style:text-underline-color="font-color"/>
    </style:style>
    <style:style style:name="T20_21" style:family="text"/>
    <style:style style:name="T20_22" style:family="text">
      <style:text-properties fo:color="#1155cc" style:text-underline-style="solid" style:text-underline-color="font-color"/>
    </style:style>
    <style:style style:name="T20_23" style:family="text"/>
    <style:style style:name="T20_24" style:family="text">
      <style:text-properties fo:color="#1155cc" style:text-underline-style="solid" style:text-underline-color="font-color"/>
    </style:style>
    <style:style style:name="T20_25" style:family="text"/>
    <style:style style:name="T20_26" style:family="text">
      <style:text-properties fo:color="#1155cc" style:text-underline-style="solid" style:text-underline-color="font-color"/>
    </style:style>
    <style:style style:name="T20_27" style:family="text"/>
    <style:style style:name="T20_28" style:family="text">
      <style:text-properties fo:color="#1155cc" style:text-underline-style="solid" style:text-underline-color="font-color"/>
    </style:style>
    <style:style style:name="T20_29" style:family="text"/>
    <style:style style:name="T20_30" style:family="text">
      <style:text-properties fo:color="#1155cc" style:text-underline-style="solid" style:text-underline-color="font-color"/>
    </style:style>
    <style:style style:name="T20_31" style:family="text"/>
    <style:style style:name="T20_32" style:family="text">
      <style:text-properties fo:color="#1155cc" style:text-underline-style="solid" style:text-underline-color="font-color"/>
    </style:style>
    <style:style style:name="T20_33" style:family="text"/>
    <style:style style:name="T20_34" style:family="text">
      <style:text-properties fo:color="#1155cc" style:text-underline-style="solid" style:text-underline-color="font-color"/>
    </style:style>
    <style:style style:name="T20_35" style:family="text"/>
    <style:style style:name="T20_36" style:family="text">
      <style:text-properties fo:color="#1155cc" style:text-underline-style="solid" style:text-underline-color="font-color"/>
    </style:style>
    <style:style style:name="T20_37" style:family="text"/>
    <style:style style:name="T20_38" style:family="text">
      <style:text-properties fo:color="#1155cc" style:text-underline-style="solid" style:text-underline-color="font-color"/>
    </style:style>
    <style:style style:name="T20_39" style:family="text"/>
    <style:style style:name="T20_40" style:family="text">
      <style:text-properties fo:color="#1155cc" style:text-underline-style="solid" style:text-underline-color="font-color"/>
    </style:style>
    <style:style style:name="T20_41" style:family="text"/>
    <style:style style:name="T20_42" style:family="text">
      <style:text-properties fo:color="#1155cc" style:text-underline-style="solid" style:text-underline-color="font-color"/>
    </style:style>
    <style:style style:name="T20_43" style:family="text"/>
    <style:style style:name="T20_44" style:family="text">
      <style:text-properties fo:color="#1155cc" style:text-underline-style="solid" style:text-underline-color="font-color"/>
    </style:style>
    <style:style style:name="T20_45" style:family="text"/>
    <style:style style:name="T20_46" style:family="text">
      <style:text-properties fo:color="#1155cc" style:text-underline-style="solid" style:text-underline-color="font-color"/>
    </style:style>
    <style:style style:name="T20_47" style:family="text"/>
    <style:style style:name="T20_48" style:family="text">
      <style:text-properties fo:color="#1155cc" style:text-underline-style="solid" style:text-underline-color="font-color"/>
    </style:style>
    <style:style style:name="T20_49" style:family="text"/>
    <style:style style:name="T20_50" style:family="text">
      <style:text-properties fo:color="#1155cc" style:text-underline-style="solid" style:text-underline-color="font-color"/>
    </style:style>
    <style:style style:name="T20_51" style:family="text"/>
    <style:style style:name="T20_52" style:family="text">
      <style:text-properties fo:color="#1155cc" style:text-underline-style="solid" style:text-underline-color="font-color"/>
    </style:style>
    <style:style style:name="T20_53" style:family="text"/>
    <style:style style:name="T20_54" style:family="text">
      <style:text-properties fo:color="#1155cc" style:text-underline-style="solid" style:text-underline-color="font-color"/>
    </style:style>
    <style:style style:name="T20_55" style:family="text"/>
    <style:style style:name="T20_56" style:family="text">
      <style:text-properties fo:color="#1155cc" style:text-underline-style="solid" style:text-underline-color="font-color"/>
    </style:style>
    <style:style style:name="T20_57" style:family="text"/>
    <style:style style:name="T20_58" style:family="text">
      <style:text-properties fo:color="#1155cc" style:text-underline-style="solid" style:text-underline-color="font-color"/>
    </style:style>
    <style:style style:name="T20_59" style:family="text"/>
    <style:style style:name="T20_60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T22_7" style:family="text"/>
    <style:style style:name="T22_8" style:family="text">
      <style:text-properties fo:color="#1155cc" style:text-underline-style="solid" style:text-underline-color="font-color"/>
    </style:style>
    <style:style style:name="T22_9" style:family="text"/>
    <style:style style:name="T22_10" style:family="text">
      <style:text-properties fo:color="#1155cc" style:text-underline-style="solid" style:text-underline-color="font-color"/>
    </style:style>
    <style:style style:name="T22_11" style:family="text"/>
    <style:style style:name="T22_12" style:family="text">
      <style:text-properties fo:color="#1155cc" style:text-underline-style="solid" style:text-underline-color="font-color"/>
    </style:style>
    <style:style style:name="T22_13" style:family="text"/>
    <style:style style:name="T22_14" style:family="text">
      <style:text-properties fo:color="#1155cc" style:text-underline-style="solid" style:text-underline-color="font-color"/>
    </style:style>
    <style:style style:name="T22_15" style:family="text"/>
    <style:style style:name="T22_16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T23_7" style:family="text"/>
    <style:style style:name="T23_8" style:family="text">
      <style:text-properties fo:color="#1155cc" style:text-underline-style="solid" style:text-underline-color="font-color"/>
    </style:style>
    <style:style style:name="T23_9" style:family="text"/>
    <style:style style:name="T23_10" style:family="text">
      <style:text-properties fo:color="#1155cc" style:text-underline-style="solid" style:text-underline-color="font-color"/>
    </style:style>
    <style:style style:name="T23_11" style:family="text"/>
    <style:style style:name="T23_12" style:family="text">
      <style:text-properties fo:color="#1155cc" style:text-underline-style="solid" style:text-underline-color="font-color"/>
    </style:style>
    <style:style style:name="T23_13" style:family="text"/>
    <style:style style:name="T23_14" style:family="text">
      <style:text-properties fo:color="#1155cc" style:text-underline-style="solid" style:text-underline-color="font-color"/>
    </style:style>
    <style:style style:name="T23_15" style:family="text"/>
    <style:style style:name="T23_16" style:family="text">
      <style:text-properties fo:color="#1155cc" style:text-underline-style="solid" style:text-underline-color="font-color"/>
    </style:style>
    <style:style style:name="T23_17" style:family="text"/>
    <style:style style:name="T23_18" style:family="text">
      <style:text-properties fo:color="#1155cc" style:text-underline-style="solid" style:text-underline-color="font-color"/>
    </style:style>
    <style:style style:name="T23_19" style:family="text"/>
    <style:style style:name="T23_20" style:family="text">
      <style:text-properties fo:color="#1155cc" style:text-underline-style="solid" style:text-underline-color="font-color"/>
    </style:style>
    <style:style style:name="T23_21" style:family="text"/>
    <style:style style:name="T23_22" style:family="text">
      <style:text-properties fo:color="#1155cc" style:text-underline-style="solid" style:text-underline-color="font-color"/>
    </style:style>
    <style:style style:name="T23_23" style:family="text"/>
    <style:style style:name="T23_24" style:family="text">
      <style:text-properties fo:color="#1155cc" style:text-underline-style="solid" style:text-underline-color="font-color"/>
    </style:style>
    <style:style style:name="T23_25" style:family="text"/>
    <style:style style:name="T23_26" style:family="text">
      <style:text-properties fo:color="#1155cc" style:text-underline-style="solid" style:text-underline-color="font-color"/>
    </style:style>
    <style:style style:name="T23_27" style:family="text"/>
    <style:style style:name="T23_28" style:family="text">
      <style:text-properties fo:color="#1155cc" style:text-underline-style="solid" style:text-underline-color="font-color"/>
    </style:style>
    <style:style style:name="T23_29" style:family="text"/>
    <style:style style:name="T23_30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csk82y2zv7dl"/><text:bookmark-end text:name="h.csk82y2zv7dl"/><text:span text:style-name="T1_1">Proposal</text:span><text:span text:style-name="T1_2"><text:s/></text:span><text:span text:style-name="T1_3">paper</text:span></text:p>
      <text:h text:style-name="P2" text:outline-level="10"><text:bookmark-start text:name="h.ntzj0vqham9g"/><text:bookmark-end text:name="h.ntzj0vqham9g"/><text:span text:style-name="T2_1">The</text:span><text:span text:style-name="T2_2"><text:s/></text:span><text:span text:style-name="T2_3">project</text:span><text:span text:style-name="T2_4"><text:s/></text:span><text:span text:style-name="T2_5">in</text:span><text:span text:style-name="T2_6"><text:s/></text:span><text:span text:style-name="T2_7">Image</text:span><text:span text:style-name="T2_8"><text:s/></text:span><text:span text:style-name="T2_9">Based</text:span><text:span text:style-name="T2_10"><text:s/></text:span><text:span text:style-name="T2_11">Recognition</text:span><text:span text:style-name="T2_12"><text:s/></text:span><text:span text:style-name="T2_13">will</text:span><text:span text:style-name="T2_14"><text:s/></text:span><text:span text:style-name="T2_15">be</text:span><text:span text:style-name="T2_16"><text:s/></text:span><text:span text:style-name="T2_17">performed</text:span><text:span text:style-name="T2_18"><text:s/></text:span><text:span text:style-name="T2_19">by</text:span><text:span text:style-name="T2_20"><text:s/></text:span><text:span text:style-name="T2_21">Eric</text:span><text:span text:style-name="T2_22"><text:s/></text:span><text:span text:style-name="T2_23">Masseran</text:span><text:span text:style-name="T2_24"><text:s/></text:span><text:span text:style-name="T2_25">and</text:span><text:span text:style-name="T2_26"><text:s/></text:span><text:span text:style-name="T2_27">Jonathan</text:span><text:span text:style-name="T2_28"><text:s/></text:span><text:span text:style-name="T2_29">Kindfält</text:span><text:span text:style-name="T2_30">.<text:s/></text:span><text:span text:style-name="T2_31">The</text:span><text:span text:style-name="T2_32"><text:s/></text:span><text:span text:style-name="T2_33">project</text:span><text:span text:style-name="T2_34"><text:s/></text:span><text:span text:style-name="T2_35">will</text:span><text:span text:style-name="T2_36"><text:s/></text:span><text:span text:style-name="T2_37">be</text:span><text:span text:style-name="T2_38"><text:s/></text:span><text:span text:style-name="T2_39">regard</text:span><text:span text:style-name="T2_40"><text:s/></text:span><text:span text:style-name="T2_41">the</text:span><text:span text:style-name="T2_42"><text:s/></text:span><text:span text:style-name="T2_43">sub</text:span><text:span text:style-name="T2_44"><text:s/></text:span><text:span text:style-name="T2_45">topic</text:span><text:span text:style-name="T2_46"><text:s/></text:span><text:span text:style-name="T2_47">of</text:span><text:span text:style-name="T2_48"><text:s/></text:span><text:span text:style-name="T2_49">image</text:span><text:span text:style-name="T2_50"><text:s/></text:span><text:span text:style-name="T2_51">recognition</text:span><text:span text:style-name="T2_52"><text:s/></text:span><text:span text:style-name="T2_53">and</text:span><text:span text:style-name="T2_54"><text:s/></text:span><text:span text:style-name="T2_55">modification</text:span><text:span text:style-name="T2_56">.</text:span></text:h>
      <text:h text:style-name="P3" text:outline-level="10"><text:bookmark-start text:name="h.nhvprvqmmx2d"/><text:bookmark-end text:name="h.nhvprvqmmx2d"/><text:span text:style-name="T3_1">We</text:span><text:span text:style-name="T3_2"><text:s/></text:span><text:span text:style-name="T3_3">have</text:span><text:span text:style-name="T3_4"><text:s/></text:span><text:span text:style-name="T3_5">been</text:span><text:span text:style-name="T3_6"><text:s/></text:span><text:span text:style-name="T3_7">inspired</text:span><text:span text:style-name="T3_8"><text:s/></text:span><text:span text:style-name="T3_9">of</text:span><text:span text:style-name="T3_10"><text:s/></text:span><text:span text:style-name="T3_11">the</text:span><text:span text:style-name="T3_12"><text:s/></text:span><text:span text:style-name="T3_13">Google</text:span><text:span text:style-name="T3_14"><text:s/></text:span><text:span text:style-name="T3_15">Deep</text:span><text:span text:style-name="T3_16"><text:s/></text:span><text:span text:style-name="T3_17">Dream</text:span><text:span text:style-name="T3_18"><text:s/></text:span><text:span text:style-name="T3_19">project</text:span><text:span text:style-name="T3_20"><text:s/></text:span><text:span text:style-name="T3_21">and</text:span><text:span text:style-name="T3_22"><text:s/></text:span><text:span text:style-name="T3_23">the</text:span><text:span text:style-name="T3_24"><text:s/></text:span><text:span text:style-name="T3_25">DeepArt</text:span><text:span text:style-name="T3_26"><text:s/></text:span><text:span text:style-name="T3_27">StartUp</text:span><text:span text:style-name="T3_28">.<text:s/></text:span><text:span text:style-name="T3_29">The</text:span><text:span text:style-name="T3_30"><text:s/></text:span><text:span text:style-name="T3_31">project</text:span><text:span text:style-name="T3_32"><text:s/></text:span><text:span text:style-name="T3_33">will</text:span><text:span text:style-name="T3_34"><text:s/></text:span><text:span text:style-name="T3_35">focus</text:span><text:span text:style-name="T3_36"><text:s/></text:span><text:span text:style-name="T3_37">on</text:span><text:span text:style-name="T3_38"><text:s/></text:span><text:span text:style-name="T3_39">implementing</text:span><text:span text:style-name="T3_40"><text:s/></text:span><text:span text:style-name="T3_41">a</text:span><text:span text:style-name="T3_42"><text:s/></text:span><text:span text:style-name="T3_43">kind</text:span><text:span text:style-name="T3_44"><text:s/></text:span><text:span text:style-name="T3_45">of</text:span><text:span text:style-name="T3_46"><text:s/></text:span><text:span text:style-name="T3_47">Deep</text:span><text:span text:style-name="T3_48"><text:s/></text:span><text:span text:style-name="T3_49">Dream</text:span><text:span text:style-name="T3_50"><text:s/></text:span><text:span text:style-name="T3_51">Art</text:span><text:span text:style-name="T3_52">.<text:s/></text:span><text:span text:style-name="T3_53">For</text:span><text:span text:style-name="T3_54"><text:s/></text:span><text:span text:style-name="T3_55">this</text:span><text:span text:style-name="T3_56">,<text:s/></text:span><text:span text:style-name="T3_57">we</text:span><text:span text:style-name="T3_58"><text:s/></text:span><text:span text:style-name="T3_59">will</text:span><text:span text:style-name="T3_60"><text:s/></text:span><text:span text:style-name="T3_61">have</text:span><text:span text:style-name="T3_62"><text:s/></text:span><text:span text:style-name="T3_63">to</text:span><text:span text:style-name="T3_64"><text:s/></text:span><text:span text:style-name="T3_65">gain</text:span><text:span text:style-name="T3_66"><text:s/></text:span><text:span text:style-name="T3_67">an</text:span><text:span text:style-name="T3_68"><text:s/></text:span><text:span text:style-name="T3_69">understanding</text:span><text:span text:style-name="T3_70"><text:s/></text:span><text:span text:style-name="T3_71">in</text:span><text:span text:style-name="T3_72"><text:s/></text:span><text:span text:style-name="T3_73">convolutional</text:span><text:span text:style-name="T3_74"><text:s/></text:span><text:span text:style-name="T3_75">neural</text:span><text:span text:style-name="T3_76"><text:s/></text:span><text:span text:style-name="T3_77">networks</text:span><text:span text:style-name="T3_78"><text:s/>(</text:span><text:span text:style-name="T3_79">CNN</text:span><text:span text:style-name="T3_80">)<text:s/></text:span><text:span text:style-name="T3_81">as</text:span><text:span text:style-name="T3_82"><text:s/></text:span><text:span text:style-name="T3_83">the</text:span><text:span text:style-name="T3_84"><text:s/></text:span><text:span text:style-name="T3_85">Google</text:span><text:span text:style-name="T3_86"><text:s/></text:span><text:span text:style-name="T3_87">team</text:span><text:span text:style-name="T3_88"><text:s/></text:span><text:span text:style-name="T3_89">have</text:span><text:span text:style-name="T3_90"><text:s/></text:span><text:span text:style-name="T3_91">used</text:span><text:span text:style-name="T3_92">.</text:span></text:h>
      <text:p text:style-name="P4"><text:span text:style-name="T4_1">The</text:span><text:span text:style-name="T4_2"><text:s/></text:span><text:span text:style-name="T4_3">goal</text:span><text:span text:style-name="T4_4"><text:s/></text:span><text:span text:style-name="T4_5">for</text:span><text:span text:style-name="T4_6"><text:s/></text:span><text:span text:style-name="T4_7">the</text:span><text:span text:style-name="T4_8"><text:s/></text:span><text:span text:style-name="T4_9">project</text:span><text:span text:style-name="T4_10"><text:s/></text:span><text:span text:style-name="T4_11">is</text:span><text:span text:style-name="T4_12"><text:s/></text:span><text:span text:style-name="T4_13">to</text:span><text:span text:style-name="T4_14"><text:s/></text:span><text:span text:style-name="T4_15">be</text:span><text:span text:style-name="T4_16"><text:s/></text:span><text:span text:style-name="T4_17">able</text:span><text:span text:style-name="T4_18"><text:s/></text:span><text:span text:style-name="T4_19">to</text:span><text:span text:style-name="T4_20"><text:s/></text:span><text:span text:style-name="T4_21">transform</text:span><text:span text:style-name="T4_22"><text:s/></text:span><text:span text:style-name="T4_23">a</text:span><text:span text:style-name="T4_24"><text:s/></text:span><text:span text:style-name="T4_25">given</text:span><text:span text:style-name="T4_26"><text:s/></text:span><text:span text:style-name="T4_27">picture</text:span><text:span text:style-name="T4_28"><text:s/></text:span><text:span text:style-name="T4_29">with</text:span><text:span text:style-name="T4_30"><text:s/></text:span><text:span text:style-name="T4_31">a</text:span><text:span text:style-name="T4_32"><text:s/></text:span><text:span text:style-name="T4_33">given</text:span><text:span text:style-name="T4_34"><text:s/></text:span><text:span text:style-name="T4_35">pattern</text:span><text:span text:style-name="T4_36"><text:s/></text:span><text:span text:style-name="T4_37">for</text:span><text:span text:style-name="T4_38"><text:s/></text:span><text:span text:style-name="T4_39">creating</text:span><text:span text:style-name="T4_40"><text:s/></text:span><text:span text:style-name="T4_41">art</text:span><text:span text:style-name="T4_42"><text:s/></text:span><text:span text:style-name="T4_43">pictures</text:span><text:span text:style-name="T4_44">.<text:s/></text:span><text:span text:style-name="T4_45">The</text:span><text:span text:style-name="T4_46"><text:s/></text:span><text:span text:style-name="T4_47">source</text:span><text:span text:style-name="T4_48"><text:s/></text:span><text:span text:style-name="T4_49">of</text:span><text:span text:style-name="T4_50"><text:s/></text:span><text:span text:style-name="T4_51">the</text:span><text:span text:style-name="T4_52"><text:s/></text:span><text:span text:style-name="T4_53">modification</text:span><text:span text:style-name="T4_54"><text:s/></text:span><text:span text:style-name="T4_55">will</text:span><text:span text:style-name="T4_56"><text:s/></text:span><text:span text:style-name="T4_57">be</text:span><text:span text:style-name="T4_58"><text:s/></text:span><text:span text:style-name="T4_59">the</text:span><text:span text:style-name="T4_60"><text:s/></text:span><text:span text:style-name="T4_61">CNN</text:span><text:span text:style-name="T4_62">.<text:s/></text:span><text:span text:style-name="T4_63">This</text:span><text:span text:style-name="T4_64"><text:s/></text:span><text:span text:style-name="T4_65">network</text:span><text:span text:style-name="T4_66"><text:s/></text:span><text:span text:style-name="T4_67">will</text:span><text:span text:style-name="T4_68"><text:s/></text:span><text:span text:style-name="T4_69">be</text:span><text:span text:style-name="T4_70"><text:s/></text:span><text:span text:style-name="T4_71">trained</text:span><text:span text:style-name="T4_72"><text:s/></text:span><text:span text:style-name="T4_73">to</text:span><text:span text:style-name="T4_74"><text:s/></text:span><text:span text:style-name="T4_75">extract</text:span><text:span text:style-name="T4_76"><text:s/></text:span><text:span text:style-name="T4_77">specific</text:span><text:span text:style-name="T4_78"><text:s/></text:span><text:span text:style-name="T4_79">features</text:span><text:span text:style-name="T4_80"><text:s/></text:span><text:span text:style-name="T4_81">and</text:span><text:span text:style-name="T4_82"><text:s/></text:span><text:span text:style-name="T4_83">patterns</text:span><text:span text:style-name="T4_84"><text:s/></text:span><text:span text:style-name="T4_85">from</text:span><text:span text:style-name="T4_86"><text:s/></text:span><text:span text:style-name="T4_87">a</text:span><text:span text:style-name="T4_88"><text:s/></text:span><text:span text:style-name="T4_89">set</text:span><text:span text:style-name="T4_90"><text:s/></text:span><text:span text:style-name="T4_91">of</text:span><text:span text:style-name="T4_92"><text:s/></text:span><text:span text:style-name="T4_93">specific</text:span><text:span text:style-name="T4_94"><text:s/></text:span><text:span text:style-name="T4_95">images</text:span><text:span text:style-name="T4_96">.<text:s/></text:span><text:span text:style-name="T4_97">After</text:span><text:span text:style-name="T4_98">,<text:s/></text:span><text:span text:style-name="T4_99">by</text:span><text:span text:style-name="T4_100"><text:s/></text:span><text:span text:style-name="T4_101">applying</text:span><text:span text:style-name="T4_102"><text:s/></text:span><text:span text:style-name="T4_103">a</text:span><text:span text:style-name="T4_104"><text:s/></text:span><text:span text:style-name="T4_105">picture</text:span><text:span text:style-name="T4_106"><text:s/></text:span><text:span text:style-name="T4_107">in</text:span><text:span text:style-name="T4_108"><text:s/></text:span><text:span text:style-name="T4_109">the</text:span><text:span text:style-name="T4_110"><text:s/></text:span><text:span text:style-name="T4_111">net</text:span><text:span text:style-name="T4_112">,<text:s/></text:span><text:span text:style-name="T4_113">the</text:span><text:span text:style-name="T4_114"><text:s/></text:span><text:span text:style-name="T4_115">picture</text:span><text:span text:style-name="T4_116"><text:s/></text:span><text:span text:style-name="T4_117">will</text:span><text:span text:style-name="T4_118"><text:s/></text:span><text:span text:style-name="T4_119">be</text:span><text:span text:style-name="T4_120"><text:s/></text:span><text:span text:style-name="T4_121">modified</text:span><text:span text:style-name="T4_122"><text:s/></text:span><text:span text:style-name="T4_123">to</text:span><text:span text:style-name="T4_124"><text:s/></text:span><text:span text:style-name="T4_125">a</text:span><text:span text:style-name="T4_126"><text:s/></text:span><text:span text:style-name="T4_127">new</text:span><text:span text:style-name="T4_128"><text:s/></text:span><text:span text:style-name="T4_129">image</text:span><text:span text:style-name="T4_130"><text:s/></text:span><text:span text:style-name="T4_131">that</text:span><text:span text:style-name="T4_132"><text:s/></text:span><text:span text:style-name="T4_133">are</text:span><text:span text:style-name="T4_134"><text:s/></text:span><text:span text:style-name="T4_135">mixed</text:span><text:span text:style-name="T4_136"><text:s/></text:span><text:span text:style-name="T4_137">with</text:span><text:span text:style-name="T4_138"><text:s/></text:span><text:span text:style-name="T4_139">the</text:span><text:span text:style-name="T4_140"><text:s/></text:span><text:span text:style-name="T4_141">features</text:span><text:span text:style-name="T4_142"><text:s/></text:span><text:span text:style-name="T4_143">and</text:span><text:span text:style-name="T4_144"><text:s/></text:span><text:span text:style-name="T4_145">patterns</text:span><text:span text:style-name="T4_146"><text:s/></text:span><text:span text:style-name="T4_147">extracted</text:span><text:span text:style-name="T4_148"><text:s/></text:span><text:span text:style-name="T4_149">from</text:span><text:span text:style-name="T4_150"><text:s/></text:span><text:span text:style-name="T4_151">the</text:span><text:span text:style-name="T4_152"><text:s/></text:span><text:span text:style-name="T4_153">set</text:span><text:span text:style-name="T4_154">.<text:s/></text:span></text:p>
      <text:p text:style-name="P5"/>
      <text:p text:style-name="P6"><text:span text:style-name="T6_1">As</text:span><text:span text:style-name="T6_2"><text:s/></text:span><text:span text:style-name="T6_3">a</text:span><text:span text:style-name="T6_4"><text:s/></text:span><text:span text:style-name="T6_5">starting</text:span><text:span text:style-name="T6_6"><text:s/></text:span><text:span text:style-name="T6_7">point</text:span><text:span text:style-name="T6_8">,<text:s/></text:span><text:span text:style-name="T6_9">we</text:span><text:span text:style-name="T6_10"><text:s/></text:span><text:span text:style-name="T6_11">will</text:span><text:span text:style-name="T6_12"><text:s/></text:span><text:span text:style-name="T6_13">use</text:span><text:span text:style-name="T6_14"><text:s/></text:span><text:span text:style-name="T6_15">the</text:span><text:span text:style-name="T6_16"><text:s/></text:span><text:span text:style-name="T6_17">code</text:span><text:span text:style-name="T6_18"><text:s/></text:span><text:span text:style-name="T6_19">of</text:span><text:span text:style-name="T6_20"><text:s/></text:span><text:span text:style-name="T6_21">deep</text:span><text:span text:style-name="T6_22"><text:s/></text:span><text:span text:style-name="T6_23">dream</text:span><text:span text:style-name="T6_24"><text:s/></text:span><text:span text:style-name="T6_25">that</text:span><text:span text:style-name="T6_26"><text:s/></text:span><text:span text:style-name="T6_27">is</text:span><text:span text:style-name="T6_28"><text:s/></text:span><text:span text:style-name="T6_29">available</text:span><text:span text:style-name="T6_30"><text:s/></text:span><text:span text:style-name="T6_31">on</text:span><text:span text:style-name="T6_32"><text:s/></text:span><text:span text:style-name="T6_33">github</text:span><text:span text:style-name="T6_34">.<text:s/></text:span><text:span text:style-name="T6_35">We</text:span><text:span text:style-name="T6_36"><text:s/></text:span><text:span text:style-name="T6_37">will</text:span><text:span text:style-name="T6_38"><text:s/></text:span><text:span text:style-name="T6_39">do</text:span><text:span text:style-name="T6_40"><text:s/></text:span><text:span text:style-name="T6_41">test</text:span><text:span text:style-name="T6_42"><text:s/></text:span><text:span text:style-name="T6_43">for</text:span><text:span text:style-name="T6_44"><text:s/></text:span><text:span text:style-name="T6_45">learning</text:span><text:span text:style-name="T6_46"><text:s/></text:span><text:span text:style-name="T6_47">more</text:span><text:span text:style-name="T6_48"><text:s/></text:span><text:span text:style-name="T6_49">about</text:span><text:span text:style-name="T6_50"><text:s/></text:span><text:span text:style-name="T6_51">CNN</text:span><text:span text:style-name="T6_52"><text:s/></text:span><text:span text:style-name="T6_53">and</text:span><text:span text:style-name="T6_54"><text:s/></text:span><text:span text:style-name="T6_55">how</text:span><text:span text:style-name="T6_56"><text:s/></text:span><text:span text:style-name="T6_57">to</text:span><text:span text:style-name="T6_58"><text:s/></text:span><text:span text:style-name="T6_59">use</text:span><text:span text:style-name="T6_60"><text:s/></text:span><text:span text:style-name="T6_61">it</text:span><text:span text:style-name="T6_62"><text:s/></text:span><text:span text:style-name="T6_63">for</text:span><text:span text:style-name="T6_64"><text:s/></text:span><text:span text:style-name="T6_65">applying</text:span><text:span text:style-name="T6_66"><text:s/></text:span><text:span text:style-name="T6_67">patterns</text:span><text:span text:style-name="T6_68"><text:s/></text:span><text:span text:style-name="T6_69">back</text:span><text:span text:style-name="T6_70">.<text:s/></text:span><text:span text:style-name="T6_71">We</text:span><text:span text:style-name="T6_72"><text:s/></text:span><text:span text:style-name="T6_73">will</text:span><text:span text:style-name="T6_74"><text:s/></text:span><text:span text:style-name="T6_75">then</text:span><text:span text:style-name="T6_76"><text:s/></text:span><text:span text:style-name="T6_77">try</text:span><text:span text:style-name="T6_78"><text:s/></text:span><text:span text:style-name="T6_79">to</text:span><text:span text:style-name="T6_80"><text:s/></text:span><text:span text:style-name="T6_81">apply</text:span><text:span text:style-name="T6_82"><text:s/></text:span><text:span text:style-name="T6_83">our</text:span><text:span text:style-name="T6_84"><text:s/></text:span><text:span text:style-name="T6_85">own</text:span><text:span text:style-name="T6_86"><text:s/></text:span><text:span text:style-name="T6_87">pattern</text:span><text:span text:style-name="T6_88"><text:s/></text:span><text:span text:style-name="T6_89">style</text:span><text:span text:style-name="T6_90"><text:s/></text:span><text:span text:style-name="T6_91">on</text:span><text:span text:style-name="T6_92"><text:s/></text:span><text:span text:style-name="T6_93">image</text:span><text:span text:style-name="T6_94">.</text:span></text:p>
      <text:p text:style-name="P7"/>
      <text:p text:style-name="P8"/>
      <text:p text:style-name="P9"><text:bookmark-start text:name="h.mezowvoilhp4"/><text:bookmark-end text:name="h.mezowvoilhp4"/><text:span text:style-name="T9_1">Sources</text:span><text:span text:style-name="T9_2">:</text:span></text:p>
      <text:p text:style-name="P10"><text:span text:style-name="T10_1">DeepArt</text:span><text:span text:style-name="T10_2"><text:s/></text:span><text:span text:style-name="T10_3">Examples</text:span></text:p>
      <text:p text:style-name="P11"><text:span text:style-name="T11_1"><text:a xlink:type="simple" xlink:href="https://dreamscopeapp.com/"><text:span text:style-name="T11_2">https</text:span></text:a></text:span><text:span text:style-name="T11_3"><text:a xlink:type="simple" xlink:href="https://dreamscopeapp.com/"><text:span text:style-name="T11_4">://</text:span></text:a></text:span><text:span text:style-name="T11_5"><text:a xlink:type="simple" xlink:href="https://dreamscopeapp.com/"><text:span text:style-name="T11_6">dreamscopeapp</text:span></text:a></text:span><text:span text:style-name="T11_7"><text:a xlink:type="simple" xlink:href="https://dreamscopeapp.com/"><text:span text:style-name="T11_8">.</text:span></text:a></text:span><text:span text:style-name="T11_9"><text:a xlink:type="simple" xlink:href="https://dreamscopeapp.com/"><text:span text:style-name="T11_10">com</text:span></text:a></text:span><text:span text:style-name="T11_11"><text:a xlink:type="simple" xlink:href="https://dreamscopeapp.com/"><text:span text:style-name="T11_12">/</text:span></text:a></text:span></text:p>
      <text:p text:style-name="P12"><text:span text:style-name="T12_1"><text:a xlink:type="simple" xlink:href="https://deepart.io/latest/"><text:span text:style-name="T12_2">https</text:span></text:a></text:span><text:span text:style-name="T12_3"><text:a xlink:type="simple" xlink:href="https://deepart.io/latest/"><text:span text:style-name="T12_4">://</text:span></text:a></text:span><text:span text:style-name="T12_5"><text:a xlink:type="simple" xlink:href="https://deepart.io/latest/"><text:span text:style-name="T12_6">deepart</text:span></text:a></text:span><text:span text:style-name="T12_7"><text:a xlink:type="simple" xlink:href="https://deepart.io/latest/"><text:span text:style-name="T12_8">.</text:span></text:a></text:span><text:span text:style-name="T12_9"><text:a xlink:type="simple" xlink:href="https://deepart.io/latest/"><text:span text:style-name="T12_10">io</text:span></text:a></text:span><text:span text:style-name="T12_11"><text:a xlink:type="simple" xlink:href="https://deepart.io/latest/"><text:span text:style-name="T12_12">/</text:span></text:a></text:span><text:span text:style-name="T12_13"><text:a xlink:type="simple" xlink:href="https://deepart.io/latest/"><text:span text:style-name="T12_14">latest</text:span></text:a></text:span><text:span text:style-name="T12_15"><text:a xlink:type="simple" xlink:href="https://deepart.io/latest/"><text:span text:style-name="T12_16">/</text:span></text:a></text:span></text:p>
      <text:p text:style-name="P13"><text:span text:style-name="T13_1"><text:a xlink:type="simple" xlink:href="http://news.discovery.com/tech/robotics/a-i-painter-emulates-great-artists-160411.htm"><text:span text:style-name="T13_2">http</text:span></text:a></text:span><text:span text:style-name="T13_3"><text:a xlink:type="simple" xlink:href="http://news.discovery.com/tech/robotics/a-i-painter-emulates-great-artists-160411.htm"><text:span text:style-name="T13_4">://</text:span></text:a></text:span><text:span text:style-name="T13_5"><text:a xlink:type="simple" xlink:href="http://news.discovery.com/tech/robotics/a-i-painter-emulates-great-artists-160411.htm"><text:span text:style-name="T13_6">news</text:span></text:a></text:span><text:span text:style-name="T13_7"><text:a xlink:type="simple" xlink:href="http://news.discovery.com/tech/robotics/a-i-painter-emulates-great-artists-160411.htm"><text:span text:style-name="T13_8">.</text:span></text:a></text:span><text:span text:style-name="T13_9"><text:a xlink:type="simple" xlink:href="http://news.discovery.com/tech/robotics/a-i-painter-emulates-great-artists-160411.htm"><text:span text:style-name="T13_10">discovery</text:span></text:a></text:span><text:span text:style-name="T13_11"><text:a xlink:type="simple" xlink:href="http://news.discovery.com/tech/robotics/a-i-painter-emulates-great-artists-160411.htm"><text:span text:style-name="T13_12">.</text:span></text:a></text:span><text:span text:style-name="T13_13"><text:a xlink:type="simple" xlink:href="http://news.discovery.com/tech/robotics/a-i-painter-emulates-great-artists-160411.htm"><text:span text:style-name="T13_14">com</text:span></text:a></text:span><text:span text:style-name="T13_15"><text:a xlink:type="simple" xlink:href="http://news.discovery.com/tech/robotics/a-i-painter-emulates-great-artists-160411.htm"><text:span text:style-name="T13_16">/</text:span></text:a></text:span><text:span text:style-name="T13_17"><text:a xlink:type="simple" xlink:href="http://news.discovery.com/tech/robotics/a-i-painter-emulates-great-artists-160411.htm"><text:span text:style-name="T13_18">tech</text:span></text:a></text:span><text:span text:style-name="T13_19"><text:a xlink:type="simple" xlink:href="http://news.discovery.com/tech/robotics/a-i-painter-emulates-great-artists-160411.htm"><text:span text:style-name="T13_20">/</text:span></text:a></text:span><text:span text:style-name="T13_21"><text:a xlink:type="simple" xlink:href="http://news.discovery.com/tech/robotics/a-i-painter-emulates-great-artists-160411.htm"><text:span text:style-name="T13_22">robotics</text:span></text:a></text:span><text:span text:style-name="T13_23"><text:a xlink:type="simple" xlink:href="http://news.discovery.com/tech/robotics/a-i-painter-emulates-great-artists-160411.htm"><text:span text:style-name="T13_24">/</text:span></text:a></text:span><text:span text:style-name="T13_25"><text:a xlink:type="simple" xlink:href="http://news.discovery.com/tech/robotics/a-i-painter-emulates-great-artists-160411.htm"><text:span text:style-name="T13_26">a</text:span></text:a></text:span><text:span text:style-name="T13_27"><text:a xlink:type="simple" xlink:href="http://news.discovery.com/tech/robotics/a-i-painter-emulates-great-artists-160411.htm"><text:span text:style-name="T13_28">-</text:span></text:a></text:span><text:span text:style-name="T13_29"><text:a xlink:type="simple" xlink:href="http://news.discovery.com/tech/robotics/a-i-painter-emulates-great-artists-160411.htm"><text:span text:style-name="T13_30">i</text:span></text:a></text:span><text:span text:style-name="T13_31"><text:a xlink:type="simple" xlink:href="http://news.discovery.com/tech/robotics/a-i-painter-emulates-great-artists-160411.htm"><text:span text:style-name="T13_32">-</text:span></text:a></text:span><text:span text:style-name="T13_33"><text:a xlink:type="simple" xlink:href="http://news.discovery.com/tech/robotics/a-i-painter-emulates-great-artists-160411.htm"><text:span text:style-name="T13_34">painter</text:span></text:a></text:span><text:span text:style-name="T13_35"><text:a xlink:type="simple" xlink:href="http://news.discovery.com/tech/robotics/a-i-painter-emulates-great-artists-160411.htm"><text:span text:style-name="T13_36">-</text:span></text:a></text:span><text:span text:style-name="T13_37"><text:a xlink:type="simple" xlink:href="http://news.discovery.com/tech/robotics/a-i-painter-emulates-great-artists-160411.htm"><text:span text:style-name="T13_38">emulates</text:span></text:a></text:span><text:span text:style-name="T13_39"><text:a xlink:type="simple" xlink:href="http://news.discovery.com/tech/robotics/a-i-painter-emulates-great-artists-160411.htm"><text:span text:style-name="T13_40">-</text:span></text:a></text:span><text:span text:style-name="T13_41"><text:a xlink:type="simple" xlink:href="http://news.discovery.com/tech/robotics/a-i-painter-emulates-great-artists-160411.htm"><text:span text:style-name="T13_42">great</text:span></text:a></text:span><text:span text:style-name="T13_43"><text:a xlink:type="simple" xlink:href="http://news.discovery.com/tech/robotics/a-i-painter-emulates-great-artists-160411.htm"><text:span text:style-name="T13_44">-</text:span></text:a></text:span><text:span text:style-name="T13_45"><text:a xlink:type="simple" xlink:href="http://news.discovery.com/tech/robotics/a-i-painter-emulates-great-artists-160411.htm"><text:span text:style-name="T13_46">artists</text:span></text:a></text:span><text:span text:style-name="T13_47"><text:a xlink:type="simple" xlink:href="http://news.discovery.com/tech/robotics/a-i-painter-emulates-great-artists-160411.htm"><text:span text:style-name="T13_48">-160411.</text:span></text:a></text:span><text:span text:style-name="T13_49"><text:a xlink:type="simple" xlink:href="http://news.discovery.com/tech/robotics/a-i-painter-emulates-great-artists-160411.htm"><text:span text:style-name="T13_50">htm</text:span></text:a></text:span></text:p>
      <text:p text:style-name="P14"><text:span text:style-name="T14_1">Deep</text:span><text:span text:style-name="T14_2"><text:s/></text:span><text:span text:style-name="T14_3">Dream</text:span></text:p>
      <text:p text:style-name="P15"><text:span text:style-name="T15_1"><text:a xlink:type="simple" xlink:href="http://deepdreamgenerator.com/"><text:span text:style-name="T15_2">http</text:span></text:a></text:span><text:span text:style-name="T15_3"><text:a xlink:type="simple" xlink:href="http://deepdreamgenerator.com/"><text:span text:style-name="T15_4">://</text:span></text:a></text:span><text:span text:style-name="T15_5"><text:a xlink:type="simple" xlink:href="http://deepdreamgenerator.com/"><text:span text:style-name="T15_6">deepdreamgenerator</text:span></text:a></text:span><text:span text:style-name="T15_7"><text:a xlink:type="simple" xlink:href="http://deepdreamgenerator.com/"><text:span text:style-name="T15_8">.</text:span></text:a></text:span><text:span text:style-name="T15_9"><text:a xlink:type="simple" xlink:href="http://deepdreamgenerator.com/"><text:span text:style-name="T15_10">com</text:span></text:a></text:span><text:span text:style-name="T15_11"><text:a xlink:type="simple" xlink:href="http://deepdreamgenerator.com/"><text:span text:style-name="T15_12">/</text:span></text:a></text:span></text:p>
      <text:p text:style-name="P16"><text:span text:style-name="T16_1"><text:a xlink:type="simple" xlink:href="http://dreamify.io/"><text:span text:style-name="T16_2">http</text:span></text:a></text:span><text:span text:style-name="T16_3"><text:a xlink:type="simple" xlink:href="http://dreamify.io/"><text:span text:style-name="T16_4">://</text:span></text:a></text:span><text:span text:style-name="T16_5"><text:a xlink:type="simple" xlink:href="http://dreamify.io/"><text:span text:style-name="T16_6">dreamify</text:span></text:a></text:span><text:span text:style-name="T16_7"><text:a xlink:type="simple" xlink:href="http://dreamify.io/"><text:span text:style-name="T16_8">.</text:span></text:a></text:span><text:span text:style-name="T16_9"><text:a xlink:type="simple" xlink:href="http://dreamify.io/"><text:span text:style-name="T16_10">io</text:span></text:a></text:span><text:span text:style-name="T16_11"><text:a xlink:type="simple" xlink:href="http://dreamify.io/"><text:span text:style-name="T16_12">/</text:span></text:a></text:span></text:p>
      <text:p text:style-name="P17"><text:span text:style-name="T17_1"><text:a xlink:type="simple" xlink:href="https://github.com/google/deepdream"><text:span text:style-name="T17_2">https</text:span></text:a></text:span><text:span text:style-name="T17_3"><text:a xlink:type="simple" xlink:href="https://github.com/google/deepdream"><text:span text:style-name="T17_4">://</text:span></text:a></text:span><text:span text:style-name="T17_5"><text:a xlink:type="simple" xlink:href="https://github.com/google/deepdream"><text:span text:style-name="T17_6">github</text:span></text:a></text:span><text:span text:style-name="T17_7"><text:a xlink:type="simple" xlink:href="https://github.com/google/deepdream"><text:span text:style-name="T17_8">.</text:span></text:a></text:span><text:span text:style-name="T17_9"><text:a xlink:type="simple" xlink:href="https://github.com/google/deepdream"><text:span text:style-name="T17_10">com</text:span></text:a></text:span><text:span text:style-name="T17_11"><text:a xlink:type="simple" xlink:href="https://github.com/google/deepdream"><text:span text:style-name="T17_12">/</text:span></text:a></text:span><text:span text:style-name="T17_13"><text:a xlink:type="simple" xlink:href="https://github.com/google/deepdream"><text:span text:style-name="T17_14">google</text:span></text:a></text:span><text:span text:style-name="T17_15"><text:a xlink:type="simple" xlink:href="https://github.com/google/deepdream"><text:span text:style-name="T17_16">/</text:span></text:a></text:span><text:span text:style-name="T17_17"><text:a xlink:type="simple" xlink:href="https://github.com/google/deepdream"><text:span text:style-name="T17_18">deepdream</text:span></text:a></text:span></text:p>
      <text:p text:style-name="P18"><text:span text:style-name="T18_1"><text:a xlink:type="simple" xlink:href="https://backchannel.com/inside-deep-dreams-how-google-made-its-computers-go-crazy-83b9d24e66df#.2hjmruxwb"><text:span text:style-name="T18_2">https</text:span></text:a></text:span><text:span text:style-name="T18_3"><text:a xlink:type="simple" xlink:href="https://backchannel.com/inside-deep-dreams-how-google-made-its-computers-go-crazy-83b9d24e66df#.2hjmruxwb"><text:span text:style-name="T18_4">://</text:span></text:a></text:span><text:span text:style-name="T18_5"><text:a xlink:type="simple" xlink:href="https://backchannel.com/inside-deep-dreams-how-google-made-its-computers-go-crazy-83b9d24e66df#.2hjmruxwb"><text:span text:style-name="T18_6">backchannel</text:span></text:a></text:span><text:span text:style-name="T18_7"><text:a xlink:type="simple" xlink:href="https://backchannel.com/inside-deep-dreams-how-google-made-its-computers-go-crazy-83b9d24e66df#.2hjmruxwb"><text:span text:style-name="T18_8">.</text:span></text:a></text:span><text:span text:style-name="T18_9"><text:a xlink:type="simple" xlink:href="https://backchannel.com/inside-deep-dreams-how-google-made-its-computers-go-crazy-83b9d24e66df#.2hjmruxwb"><text:span text:style-name="T18_10">com</text:span></text:a></text:span><text:span text:style-name="T18_11"><text:a xlink:type="simple" xlink:href="https://backchannel.com/inside-deep-dreams-how-google-made-its-computers-go-crazy-83b9d24e66df#.2hjmruxwb"><text:span text:style-name="T18_12">/</text:span></text:a></text:span><text:span text:style-name="T18_13"><text:a xlink:type="simple" xlink:href="https://backchannel.com/inside-deep-dreams-how-google-made-its-computers-go-crazy-83b9d24e66df#.2hjmruxwb"><text:span text:style-name="T18_14">inside</text:span></text:a></text:span><text:span text:style-name="T18_15"><text:a xlink:type="simple" xlink:href="https://backchannel.com/inside-deep-dreams-how-google-made-its-computers-go-crazy-83b9d24e66df#.2hjmruxwb"><text:span text:style-name="T18_16">-</text:span></text:a></text:span><text:span text:style-name="T18_17"><text:a xlink:type="simple" xlink:href="https://backchannel.com/inside-deep-dreams-how-google-made-its-computers-go-crazy-83b9d24e66df#.2hjmruxwb"><text:span text:style-name="T18_18">deep</text:span></text:a></text:span><text:span text:style-name="T18_19"><text:a xlink:type="simple" xlink:href="https://backchannel.com/inside-deep-dreams-how-google-made-its-computers-go-crazy-83b9d24e66df#.2hjmruxwb"><text:span text:style-name="T18_20">-</text:span></text:a></text:span><text:span text:style-name="T18_21"><text:a xlink:type="simple" xlink:href="https://backchannel.com/inside-deep-dreams-how-google-made-its-computers-go-crazy-83b9d24e66df#.2hjmruxwb"><text:span text:style-name="T18_22">dreams</text:span></text:a></text:span><text:span text:style-name="T18_23"><text:a xlink:type="simple" xlink:href="https://backchannel.com/inside-deep-dreams-how-google-made-its-computers-go-crazy-83b9d24e66df#.2hjmruxwb"><text:span text:style-name="T18_24">-</text:span></text:a></text:span><text:span text:style-name="T18_25"><text:a xlink:type="simple" xlink:href="https://backchannel.com/inside-deep-dreams-how-google-made-its-computers-go-crazy-83b9d24e66df#.2hjmruxwb"><text:span text:style-name="T18_26">how</text:span></text:a></text:span><text:span text:style-name="T18_27"><text:a xlink:type="simple" xlink:href="https://backchannel.com/inside-deep-dreams-how-google-made-its-computers-go-crazy-83b9d24e66df#.2hjmruxwb"><text:span text:style-name="T18_28">-</text:span></text:a></text:span><text:span text:style-name="T18_29"><text:a xlink:type="simple" xlink:href="https://backchannel.com/inside-deep-dreams-how-google-made-its-computers-go-crazy-83b9d24e66df#.2hjmruxwb"><text:span text:style-name="T18_30">google</text:span></text:a></text:span><text:span text:style-name="T18_31"><text:a xlink:type="simple" xlink:href="https://backchannel.com/inside-deep-dreams-how-google-made-its-computers-go-crazy-83b9d24e66df#.2hjmruxwb"><text:span text:style-name="T18_32">-</text:span></text:a></text:span><text:span text:style-name="T18_33"><text:a xlink:type="simple" xlink:href="https://backchannel.com/inside-deep-dreams-how-google-made-its-computers-go-crazy-83b9d24e66df#.2hjmruxwb"><text:span text:style-name="T18_34">made</text:span></text:a></text:span><text:span text:style-name="T18_35"><text:a xlink:type="simple" xlink:href="https://backchannel.com/inside-deep-dreams-how-google-made-its-computers-go-crazy-83b9d24e66df#.2hjmruxwb"><text:span text:style-name="T18_36">-</text:span></text:a></text:span><text:span text:style-name="T18_37"><text:a xlink:type="simple" xlink:href="https://backchannel.com/inside-deep-dreams-how-google-made-its-computers-go-crazy-83b9d24e66df#.2hjmruxwb"><text:span text:style-name="T18_38">its</text:span></text:a></text:span><text:span text:style-name="T18_39"><text:a xlink:type="simple" xlink:href="https://backchannel.com/inside-deep-dreams-how-google-made-its-computers-go-crazy-83b9d24e66df#.2hjmruxwb"><text:span text:style-name="T18_40">-</text:span></text:a></text:span><text:span text:style-name="T18_41"><text:a xlink:type="simple" xlink:href="https://backchannel.com/inside-deep-dreams-how-google-made-its-computers-go-crazy-83b9d24e66df#.2hjmruxwb"><text:span text:style-name="T18_42">computers</text:span></text:a></text:span><text:span text:style-name="T18_43"><text:a xlink:type="simple" xlink:href="https://backchannel.com/inside-deep-dreams-how-google-made-its-computers-go-crazy-83b9d24e66df#.2hjmruxwb"><text:span text:style-name="T18_44">-</text:span></text:a></text:span><text:span text:style-name="T18_45"><text:a xlink:type="simple" xlink:href="https://backchannel.com/inside-deep-dreams-how-google-made-its-computers-go-crazy-83b9d24e66df#.2hjmruxwb"><text:span text:style-name="T18_46">go</text:span></text:a></text:span><text:span text:style-name="T18_47"><text:a xlink:type="simple" xlink:href="https://backchannel.com/inside-deep-dreams-how-google-made-its-computers-go-crazy-83b9d24e66df#.2hjmruxwb"><text:span text:style-name="T18_48">-</text:span></text:a></text:span><text:span text:style-name="T18_49"><text:a xlink:type="simple" xlink:href="https://backchannel.com/inside-deep-dreams-how-google-made-its-computers-go-crazy-83b9d24e66df#.2hjmruxwb"><text:span text:style-name="T18_50">crazy</text:span></text:a></text:span><text:span text:style-name="T18_51"><text:a xlink:type="simple" xlink:href="https://backchannel.com/inside-deep-dreams-how-google-made-its-computers-go-crazy-83b9d24e66df#.2hjmruxwb"><text:span text:style-name="T18_52">-83</text:span></text:a></text:span><text:span text:style-name="T18_53"><text:a xlink:type="simple" xlink:href="https://backchannel.com/inside-deep-dreams-how-google-made-its-computers-go-crazy-83b9d24e66df#.2hjmruxwb"><text:span text:style-name="T18_54">b</text:span></text:a></text:span><text:span text:style-name="T18_55"><text:a xlink:type="simple" xlink:href="https://backchannel.com/inside-deep-dreams-how-google-made-its-computers-go-crazy-83b9d24e66df#.2hjmruxwb"><text:span text:style-name="T18_56">9</text:span></text:a></text:span><text:span text:style-name="T18_57"><text:a xlink:type="simple" xlink:href="https://backchannel.com/inside-deep-dreams-how-google-made-its-computers-go-crazy-83b9d24e66df#.2hjmruxwb"><text:span text:style-name="T18_58">d</text:span></text:a></text:span><text:span text:style-name="T18_59"><text:a xlink:type="simple" xlink:href="https://backchannel.com/inside-deep-dreams-how-google-made-its-computers-go-crazy-83b9d24e66df#.2hjmruxwb"><text:span text:style-name="T18_60">24</text:span></text:a></text:span><text:span text:style-name="T18_61"><text:a xlink:type="simple" xlink:href="https://backchannel.com/inside-deep-dreams-how-google-made-its-computers-go-crazy-83b9d24e66df#.2hjmruxwb"><text:span text:style-name="T18_62">e</text:span></text:a></text:span><text:span text:style-name="T18_63"><text:a xlink:type="simple" xlink:href="https://backchannel.com/inside-deep-dreams-how-google-made-its-computers-go-crazy-83b9d24e66df#.2hjmruxwb"><text:span text:style-name="T18_64">66</text:span></text:a></text:span><text:span text:style-name="T18_65"><text:a xlink:type="simple" xlink:href="https://backchannel.com/inside-deep-dreams-how-google-made-its-computers-go-crazy-83b9d24e66df#.2hjmruxwb"><text:span text:style-name="T18_66">df</text:span></text:a></text:span><text:span text:style-name="T18_67"><text:a xlink:type="simple" xlink:href="https://backchannel.com/inside-deep-dreams-how-google-made-its-computers-go-crazy-83b9d24e66df#.2hjmruxwb"><text:span text:style-name="T18_68">#.2</text:span></text:a></text:span><text:span text:style-name="T18_69"><text:a xlink:type="simple" xlink:href="https://backchannel.com/inside-deep-dreams-how-google-made-its-computers-go-crazy-83b9d24e66df#.2hjmruxwb"><text:span text:style-name="T18_70">hjmruxwb</text:span></text:a></text:span></text:p>
      <text:p text:style-name="P19"><text:span text:style-name="T19_1">Pattern</text:span><text:span text:style-name="T19_2"><text:s/></text:span><text:span text:style-name="T19_3">Creation</text:span></text:p>
      <text:p text:style-name="P20"><text:span text:style-name="T20_1"><text:a xlink:type="simple" xlink:href="https://www.technologyreview.com/s/601258/artificial-intelligence-can-now-design-realistic-video-and-game-imagery/"><text:span text:style-name="T20_2">https</text:span></text:a></text:span><text:span text:style-name="T20_3"><text:a xlink:type="simple" xlink:href="https://www.technologyreview.com/s/601258/artificial-intelligence-can-now-design-realistic-video-and-game-imagery/"><text:span text:style-name="T20_4">://</text:span></text:a></text:span><text:span text:style-name="T20_5"><text:a xlink:type="simple" xlink:href="https://www.technologyreview.com/s/601258/artificial-intelligence-can-now-design-realistic-video-and-game-imagery/"><text:span text:style-name="T20_6">www</text:span></text:a></text:span><text:span text:style-name="T20_7"><text:a xlink:type="simple" xlink:href="https://www.technologyreview.com/s/601258/artificial-intelligence-can-now-design-realistic-video-and-game-imagery/"><text:span text:style-name="T20_8">.</text:span></text:a></text:span><text:span text:style-name="T20_9"><text:a xlink:type="simple" xlink:href="https://www.technologyreview.com/s/601258/artificial-intelligence-can-now-design-realistic-video-and-game-imagery/"><text:span text:style-name="T20_10">technologyreview</text:span></text:a></text:span><text:span text:style-name="T20_11"><text:a xlink:type="simple" xlink:href="https://www.technologyreview.com/s/601258/artificial-intelligence-can-now-design-realistic-video-and-game-imagery/"><text:span text:style-name="T20_12">.</text:span></text:a></text:span><text:span text:style-name="T20_13"><text:a xlink:type="simple" xlink:href="https://www.technologyreview.com/s/601258/artificial-intelligence-can-now-design-realistic-video-and-game-imagery/"><text:span text:style-name="T20_14">com</text:span></text:a></text:span><text:span text:style-name="T20_15"><text:a xlink:type="simple" xlink:href="https://www.technologyreview.com/s/601258/artificial-intelligence-can-now-design-realistic-video-and-game-imagery/"><text:span text:style-name="T20_16">/</text:span></text:a></text:span><text:span text:style-name="T20_17"><text:a xlink:type="simple" xlink:href="https://www.technologyreview.com/s/601258/artificial-intelligence-can-now-design-realistic-video-and-game-imagery/"><text:span text:style-name="T20_18">s</text:span></text:a></text:span><text:span text:style-name="T20_19"><text:a xlink:type="simple" xlink:href="https://www.technologyreview.com/s/601258/artificial-intelligence-can-now-design-realistic-video-and-game-imagery/"><text:span text:style-name="T20_20">/601258/</text:span></text:a></text:span><text:span text:style-name="T20_21"><text:a xlink:type="simple" xlink:href="https://www.technologyreview.com/s/601258/artificial-intelligence-can-now-design-realistic-video-and-game-imagery/"><text:span text:style-name="T20_22">artificial</text:span></text:a></text:span><text:span text:style-name="T20_23"><text:a xlink:type="simple" xlink:href="https://www.technologyreview.com/s/601258/artificial-intelligence-can-now-design-realistic-video-and-game-imagery/"><text:span text:style-name="T20_24">-</text:span></text:a></text:span><text:span text:style-name="T20_25"><text:a xlink:type="simple" xlink:href="https://www.technologyreview.com/s/601258/artificial-intelligence-can-now-design-realistic-video-and-game-imagery/"><text:span text:style-name="T20_26">intelligence</text:span></text:a></text:span><text:span text:style-name="T20_27"><text:a xlink:type="simple" xlink:href="https://www.technologyreview.com/s/601258/artificial-intelligence-can-now-design-realistic-video-and-game-imagery/"><text:span text:style-name="T20_28">-</text:span></text:a></text:span><text:span text:style-name="T20_29"><text:a xlink:type="simple" xlink:href="https://www.technologyreview.com/s/601258/artificial-intelligence-can-now-design-realistic-video-and-game-imagery/"><text:span text:style-name="T20_30">can</text:span></text:a></text:span><text:span text:style-name="T20_31"><text:a xlink:type="simple" xlink:href="https://www.technologyreview.com/s/601258/artificial-intelligence-can-now-design-realistic-video-and-game-imagery/"><text:span text:style-name="T20_32">-</text:span></text:a></text:span><text:span text:style-name="T20_33"><text:a xlink:type="simple" xlink:href="https://www.technologyreview.com/s/601258/artificial-intelligence-can-now-design-realistic-video-and-game-imagery/"><text:span text:style-name="T20_34">now</text:span></text:a></text:span><text:span text:style-name="T20_35"><text:a xlink:type="simple" xlink:href="https://www.technologyreview.com/s/601258/artificial-intelligence-can-now-design-realistic-video-and-game-imagery/"><text:span text:style-name="T20_36">-</text:span></text:a></text:span><text:span text:style-name="T20_37"><text:a xlink:type="simple" xlink:href="https://www.technologyreview.com/s/601258/artificial-intelligence-can-now-design-realistic-video-and-game-imagery/"><text:span text:style-name="T20_38">design</text:span></text:a></text:span><text:span text:style-name="T20_39"><text:a xlink:type="simple" xlink:href="https://www.technologyreview.com/s/601258/artificial-intelligence-can-now-design-realistic-video-and-game-imagery/"><text:span text:style-name="T20_40">-</text:span></text:a></text:span><text:span text:style-name="T20_41"><text:a xlink:type="simple" xlink:href="https://www.technologyreview.com/s/601258/artificial-intelligence-can-now-design-realistic-video-and-game-imagery/"><text:span text:style-name="T20_42">realistic</text:span></text:a></text:span><text:span text:style-name="T20_43"><text:a xlink:type="simple" xlink:href="https://www.technologyreview.com/s/601258/artificial-intelligence-can-now-design-realistic-video-and-game-imagery/"><text:span text:style-name="T20_44">-</text:span></text:a></text:span><text:span text:style-name="T20_45"><text:a xlink:type="simple" xlink:href="https://www.technologyreview.com/s/601258/artificial-intelligence-can-now-design-realistic-video-and-game-imagery/"><text:span text:style-name="T20_46">video</text:span></text:a></text:span><text:span text:style-name="T20_47"><text:a xlink:type="simple" xlink:href="https://www.technologyreview.com/s/601258/artificial-intelligence-can-now-design-realistic-video-and-game-imagery/"><text:span text:style-name="T20_48">-</text:span></text:a></text:span><text:span text:style-name="T20_49"><text:a xlink:type="simple" xlink:href="https://www.technologyreview.com/s/601258/artificial-intelligence-can-now-design-realistic-video-and-game-imagery/"><text:span text:style-name="T20_50">and</text:span></text:a></text:span><text:span text:style-name="T20_51"><text:a xlink:type="simple" xlink:href="https://www.technologyreview.com/s/601258/artificial-intelligence-can-now-design-realistic-video-and-game-imagery/"><text:span text:style-name="T20_52">-</text:span></text:a></text:span><text:span text:style-name="T20_53"><text:a xlink:type="simple" xlink:href="https://www.technologyreview.com/s/601258/artificial-intelligence-can-now-design-realistic-video-and-game-imagery/"><text:span text:style-name="T20_54">game</text:span></text:a></text:span><text:span text:style-name="T20_55"><text:a xlink:type="simple" xlink:href="https://www.technologyreview.com/s/601258/artificial-intelligence-can-now-design-realistic-video-and-game-imagery/"><text:span text:style-name="T20_56">-</text:span></text:a></text:span><text:span text:style-name="T20_57"><text:a xlink:type="simple" xlink:href="https://www.technologyreview.com/s/601258/artificial-intelligence-can-now-design-realistic-video-and-game-imagery/"><text:span text:style-name="T20_58">imagery</text:span></text:a></text:span><text:span text:style-name="T20_59"><text:a xlink:type="simple" xlink:href="https://www.technologyreview.com/s/601258/artificial-intelligence-can-now-design-realistic-video-and-game-imagery/"><text:span text:style-name="T20_60">/</text:span></text:a></text:span></text:p>
      <text:p text:style-name="P21"><text:span text:style-name="T21_1">General</text:span><text:span text:style-name="T21_2"><text:s/></text:span><text:span text:style-name="T21_3">Computer</text:span><text:span text:style-name="T21_4"><text:s/></text:span><text:span text:style-name="T21_5">Art</text:span></text:p>
      <text:p text:style-name="P22"><text:span text:style-name="T22_1"><text:a xlink:type="simple" xlink:href="http://www.thepaintingfool.com/"><text:span text:style-name="T22_2">http</text:span></text:a></text:span><text:span text:style-name="T22_3"><text:a xlink:type="simple" xlink:href="http://www.thepaintingfool.com/"><text:span text:style-name="T22_4">://</text:span></text:a></text:span><text:span text:style-name="T22_5"><text:a xlink:type="simple" xlink:href="http://www.thepaintingfool.com/"><text:span text:style-name="T22_6">www</text:span></text:a></text:span><text:span text:style-name="T22_7"><text:a xlink:type="simple" xlink:href="http://www.thepaintingfool.com/"><text:span text:style-name="T22_8">.</text:span></text:a></text:span><text:span text:style-name="T22_9"><text:a xlink:type="simple" xlink:href="http://www.thepaintingfool.com/"><text:span text:style-name="T22_10">thepaintingfool</text:span></text:a></text:span><text:span text:style-name="T22_11"><text:a xlink:type="simple" xlink:href="http://www.thepaintingfool.com/"><text:span text:style-name="T22_12">.</text:span></text:a></text:span><text:span text:style-name="T22_13"><text:a xlink:type="simple" xlink:href="http://www.thepaintingfool.com/"><text:span text:style-name="T22_14">com</text:span></text:a></text:span><text:span text:style-name="T22_15"><text:a xlink:type="simple" xlink:href="http://www.thepaintingfool.com/"><text:span text:style-name="T22_16">/</text:span></text:a></text:span></text:p>
      <text:p text:style-name="P23"><text:span text:style-name="T23_1"><text:a xlink:type="simple" xlink:href="http://www.aaronshome.com/aaron/publications/index.html"><text:span text:style-name="T23_2">http</text:span></text:a></text:span><text:span text:style-name="T23_3"><text:a xlink:type="simple" xlink:href="http://www.aaronshome.com/aaron/publications/index.html"><text:span text:style-name="T23_4">://</text:span></text:a></text:span><text:span text:style-name="T23_5"><text:a xlink:type="simple" xlink:href="http://www.aaronshome.com/aaron/publications/index.html"><text:span text:style-name="T23_6">www</text:span></text:a></text:span><text:span text:style-name="T23_7"><text:a xlink:type="simple" xlink:href="http://www.aaronshome.com/aaron/publications/index.html"><text:span text:style-name="T23_8">.</text:span></text:a></text:span><text:span text:style-name="T23_9"><text:a xlink:type="simple" xlink:href="http://www.aaronshome.com/aaron/publications/index.html"><text:span text:style-name="T23_10">aaronshome</text:span></text:a></text:span><text:span text:style-name="T23_11"><text:a xlink:type="simple" xlink:href="http://www.aaronshome.com/aaron/publications/index.html"><text:span text:style-name="T23_12">.</text:span></text:a></text:span><text:span text:style-name="T23_13"><text:a xlink:type="simple" xlink:href="http://www.aaronshome.com/aaron/publications/index.html"><text:span text:style-name="T23_14">com</text:span></text:a></text:span><text:span text:style-name="T23_15"><text:a xlink:type="simple" xlink:href="http://www.aaronshome.com/aaron/publications/index.html"><text:span text:style-name="T23_16">/</text:span></text:a></text:span><text:span text:style-name="T23_17"><text:a xlink:type="simple" xlink:href="http://www.aaronshome.com/aaron/publications/index.html"><text:span text:style-name="T23_18">aaron</text:span></text:a></text:span><text:span text:style-name="T23_19"><text:a xlink:type="simple" xlink:href="http://www.aaronshome.com/aaron/publications/index.html"><text:span text:style-name="T23_20">/</text:span></text:a></text:span><text:span text:style-name="T23_21"><text:a xlink:type="simple" xlink:href="http://www.aaronshome.com/aaron/publications/index.html"><text:span text:style-name="T23_22">publications</text:span></text:a></text:span><text:span text:style-name="T23_23"><text:a xlink:type="simple" xlink:href="http://www.aaronshome.com/aaron/publications/index.html"><text:span text:style-name="T23_24">/</text:span></text:a></text:span><text:span text:style-name="T23_25"><text:a xlink:type="simple" xlink:href="http://www.aaronshome.com/aaron/publications/index.html"><text:span text:style-name="T23_26">index</text:span></text:a></text:span><text:span text:style-name="T23_27"><text:a xlink:type="simple" xlink:href="http://www.aaronshome.com/aaron/publications/index.html"><text:span text:style-name="T23_28">.</text:span></text:a></text:span><text:span text:style-name="T23_29"><text:a xlink:type="simple" xlink:href="http://www.aaronshome.com/aaron/publications/index.html"><text:span text:style-name="T23_30">html</text:span></text:a>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</office:automatic-styles>
  <office:master-styles>
    <style:master-page style:name="Standard" style:page-layout-name="pm1">
      <style:footer>
        <text:p text:style-name="P1"><text:span text:style-name="T1_1">Jonathan</text:span><text:span text:style-name="T1_2"><text:s/></text:span><text:span text:style-name="T1_3">Kindfält</text:span><text:span text:style-name="T1_4"><text:s/>&amp;<text:s/></text:span><text:span text:style-name="T1_5">Eric</text:span><text:span text:style-name="T1_6"><text:s/></text:span><text:span text:style-name="T1_7">Masseran</text:span><text:span text:style-name="T1_8"><text:tab/><text:tab/><text:tab/><text:tab/><text:tab/><text:tab/>19</text:span><text:span text:style-name="T1_9">th</text:span><text:span text:style-name="T1_10"><text:s/></text:span><text:span text:style-name="T1_11">April</text:span><text:span text:style-name="T1_12"><text:s/>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